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7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30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33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46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</style:style>
    <style:style style:name="ce48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</style:style>
    <style:style style:name="ce49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ce51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Cijk-row.value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[.A4]" office:value-type="float" office:value="0" calcext:value-type="float">
            <text:p>0</text:p>
          </table:table-cell>
          <table:table-cell table:style-name="ce10" table:formula="of:=[.B4]" office:value-type="float" office:value="0" calcext:value-type="float">
            <text:p>0</text:p>
          </table:table-cell>
          <table:table-cell table:style-name="ce10" table:formula="of:=[.C4]" office:value-type="float" office:value="0" calcext:value-type="float">
            <text:p>0</text:p>
          </table:table-cell>
          <table:table-cell table:style-name="ce10" table:formula="of:=[.D4]" office:value-type="float" office:value="0" calcext:value-type="float">
            <text:p>0</text:p>
          </table:table-cell>
          <table:table-cell table:style-name="ce10" table:formula="of:=[.E4]" office:value-type="float" office:value="0" calcext:value-type="float">
            <text:p>0</text:p>
          </table:table-cell>
          <table:table-cell table:style-name="ce10" table:formula="of:=[.F4]" office:value-type="float" office:value="0" calcext:value-type="float">
            <text:p>0</text:p>
          </table:table-cell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0" calcext:value-type="float">
            <text:p>0</text:p>
          </table:table-cell>
          <table:table-cell table:style-name="ce10" table:formula="of:=[.I4]" office:value-type="float" office:value="0" calcext:value-type="float">
            <text:p>0</text:p>
          </table:table-cell>
          <table:table-cell table:style-name="ce16" table:formula="of:=[.J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0" calcext:value-type="float">
            <text:p>0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0" calcext:value-type="float">
            <text:p>0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0" calcext:value-type="float">
            <text:p>0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0" calcext:value-type="float">
            <text:p>0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0" calcext:value-type="float">
            <text:p>0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0" calcext:value-type="float">
            <text:p>0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table:formula="of:=[.A5]" office:value-type="float" office:value="1" calcext:value-type="float">
            <text:p>1</text:p>
          </table:table-cell>
          <table:table-cell table:style-name="ce10" table:formula="of:=[.B5]" office:value-type="float" office:value="1" calcext:value-type="float">
            <text:p>1</text:p>
          </table:table-cell>
          <table:table-cell table:style-name="ce10" table:formula="of:=[.C5]" office:value-type="float" office:value="1" calcext:value-type="float">
            <text:p>1</text:p>
          </table:table-cell>
          <table:table-cell table:style-name="ce10" table:formula="of:=[.D5]" office:value-type="float" office:value="1" calcext:value-type="float">
            <text:p>1</text:p>
          </table:table-cell>
          <table:table-cell table:style-name="ce10" table:formula="of:=[.E5]" office:value-type="float" office:value="1" calcext:value-type="float">
            <text:p>1</text:p>
          </table:table-cell>
          <table:table-cell table:style-name="ce10" table:formula="of:=[.F5]" office:value-type="float" office:value="1" calcext:value-type="float">
            <text:p>1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1" calcext:value-type="float">
            <text:p>1</text:p>
          </table:table-cell>
          <table:table-cell table:style-name="ce10" table:formula="of:=[.I5]" office:value-type="float" office:value="1" calcext:value-type="float">
            <text:p>1</text:p>
          </table:table-cell>
          <table:table-cell table:style-name="ce16" table:formula="of:=[.J5]" office:value-type="float" office:value="1" calcext:value-type="float">
            <text:p>1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45" calcext:value-type="float">
            <text:p>45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45" calcext:value-type="float">
            <text:p>45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45" calcext:value-type="float">
            <text:p>45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45" calcext:value-type="float">
            <text:p>45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45" calcext:value-type="float">
            <text:p>45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45" calcext:value-type="float">
            <text:p>45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45" calcext:value-type="float">
            <text:p>45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45" calcext:value-type="float">
            <text:p>45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45" calcext:value-type="float">
            <text:p>45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45" calcext:value-type="float">
            <text:p>45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number-columns-repeated="9" table:style-name="ce10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table:formula="of:=[.A6]" office:value-type="float" office:value="2" calcext:value-type="float">
            <text:p>2</text:p>
          </table:table-cell>
          <table:table-cell table:style-name="ce10" table:formula="of:=[.B6]" office:value-type="float" office:value="2" calcext:value-type="float">
            <text:p>2</text:p>
          </table:table-cell>
          <table:table-cell table:style-name="ce10" table:formula="of:=[.C6]" office:value-type="float" office:value="2" calcext:value-type="float">
            <text:p>2</text:p>
          </table:table-cell>
          <table:table-cell table:style-name="ce10" table:formula="of:=[.D6]" office:value-type="float" office:value="2" calcext:value-type="float">
            <text:p>2</text:p>
          </table:table-cell>
          <table:table-cell table:style-name="ce10" table:formula="of:=[.E6]" office:value-type="float" office:value="2" calcext:value-type="float">
            <text:p>2</text:p>
          </table:table-cell>
          <table:table-cell table:style-name="ce10" table:formula="of:=[.F6]" office:value-type="float" office:value="2" calcext:value-type="float">
            <text:p>2</text:p>
          </table:table-cell>
          <table:table-cell table:style-name="ce10" table:formula="of:=[.G6]" office:value-type="float" office:value="2" calcext:value-type="float">
            <text:p>2</text:p>
          </table:table-cell>
          <table:table-cell table:style-name="ce10" table:formula="of:=[.H6]" office:value-type="float" office:value="2" calcext:value-type="float">
            <text:p>2</text:p>
          </table:table-cell>
          <table:table-cell table:style-name="ce10" table:formula="of:=[.I6]" office:value-type="float" office:value="2" calcext:value-type="float">
            <text:p>2</text:p>
          </table:table-cell>
          <table:table-cell table:style-name="ce16" table:formula="of:=[.J6]" office:value-type="float" office:value="2" calcext:value-type="float">
            <text:p>2</text:p>
          </table:table-cell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90" calcext:value-type="float">
            <text:p>90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90" calcext:value-type="float">
            <text:p>90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90" calcext:value-type="float">
            <text:p>90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90" calcext:value-type="float">
            <text:p>90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90" calcext:value-type="float">
            <text:p>90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90" calcext:value-type="float">
            <text:p>90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90" calcext:value-type="float">
            <text:p>90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90" calcext:value-type="float">
            <text:p>90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90" calcext:value-type="float">
            <text:p>90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90" calcext:value-type="float">
            <text:p>90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number-columns-repeated="9" table:style-name="ce10" office:value-type="float" office:value="90" calcext:value-type="float">
            <text:p>90</text:p>
          </table:table-cell>
          <table:table-cell table:style-name="ce16" office:value-type="float" office:value="90" calcext:value-type="float">
            <text:p>90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table:formula="of:=[.A7]" office:value-type="float" office:value="3" calcext:value-type="float">
            <text:p>3</text:p>
          </table:table-cell>
          <table:table-cell table:style-name="ce10" table:formula="of:=[.B7]" office:value-type="float" office:value="3" calcext:value-type="float">
            <text:p>3</text:p>
          </table:table-cell>
          <table:table-cell table:style-name="ce10" table:formula="of:=[.C7]" office:value-type="float" office:value="3" calcext:value-type="float">
            <text:p>3</text:p>
          </table:table-cell>
          <table:table-cell table:style-name="ce10" table:formula="of:=[.D7]" office:value-type="float" office:value="3" calcext:value-type="float">
            <text:p>3</text:p>
          </table:table-cell>
          <table:table-cell table:style-name="ce10" table:formula="of:=[.E7]" office:value-type="float" office:value="3" calcext:value-type="float">
            <text:p>3</text:p>
          </table:table-cell>
          <table:table-cell table:style-name="ce10" table:formula="of:=[.F7]" office:value-type="float" office:value="3" calcext:value-type="float">
            <text:p>3</text:p>
          </table:table-cell>
          <table:table-cell table:style-name="ce10" table:formula="of:=[.G7]" office:value-type="float" office:value="3" calcext:value-type="float">
            <text:p>3</text:p>
          </table:table-cell>
          <table:table-cell table:style-name="ce10" table:formula="of:=[.H7]" office:value-type="float" office:value="3" calcext:value-type="float">
            <text:p>3</text:p>
          </table:table-cell>
          <table:table-cell table:style-name="ce10" table:formula="of:=[.I7]" office:value-type="float" office:value="3" calcext:value-type="float">
            <text:p>3</text:p>
          </table:table-cell>
          <table:table-cell table:style-name="ce16" table:formula="of:=[.J7]" office:value-type="float" office:value="3" calcext:value-type="float">
            <text:p>3</text:p>
          </table:table-cell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135" calcext:value-type="float">
            <text:p>135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135" calcext:value-type="float">
            <text:p>135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135" calcext:value-type="float">
            <text:p>135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135" calcext:value-type="float">
            <text:p>135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135" calcext:value-type="float">
            <text:p>13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135" calcext:value-type="float">
            <text:p>135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135" calcext:value-type="float">
            <text:p>135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135" calcext:value-type="float">
            <text:p>135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135" calcext:value-type="float">
            <text:p>135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135" calcext:value-type="float">
            <text:p>135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number-columns-repeated="9" table:style-name="ce10" office:value-type="float" office:value="135" calcext:value-type="float">
            <text:p>135</text:p>
          </table:table-cell>
          <table:table-cell table:style-name="ce16" office:value-type="float" office:value="135" calcext:value-type="float">
            <text:p>135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table:formula="of:=[.A8]" office:value-type="float" office:value="4" calcext:value-type="float">
            <text:p>4</text:p>
          </table:table-cell>
          <table:table-cell table:style-name="ce10" table:formula="of:=[.B8]" office:value-type="float" office:value="4" calcext:value-type="float">
            <text:p>4</text:p>
          </table:table-cell>
          <table:table-cell table:style-name="ce10" table:formula="of:=[.C8]" office:value-type="float" office:value="4" calcext:value-type="float">
            <text:p>4</text:p>
          </table:table-cell>
          <table:table-cell table:style-name="ce10" table:formula="of:=[.D8]" office:value-type="float" office:value="4" calcext:value-type="float">
            <text:p>4</text:p>
          </table:table-cell>
          <table:table-cell table:style-name="ce10" table:formula="of:=[.E8]" office:value-type="float" office:value="4" calcext:value-type="float">
            <text:p>4</text:p>
          </table:table-cell>
          <table:table-cell table:style-name="ce10" table:formula="of:=[.F8]" office:value-type="float" office:value="4" calcext:value-type="float">
            <text:p>4</text:p>
          </table:table-cell>
          <table:table-cell table:style-name="ce10" table:formula="of:=[.G8]" office:value-type="float" office:value="4" calcext:value-type="float">
            <text:p>4</text:p>
          </table:table-cell>
          <table:table-cell table:style-name="ce10" table:formula="of:=[.H8]" office:value-type="float" office:value="4" calcext:value-type="float">
            <text:p>4</text:p>
          </table:table-cell>
          <table:table-cell table:style-name="ce10" table:formula="of:=[.I8]" office:value-type="float" office:value="4" calcext:value-type="float">
            <text:p>4</text:p>
          </table:table-cell>
          <table:table-cell table:style-name="ce16" table:formula="of:=[.J8]" office:value-type="float" office:value="4" calcext:value-type="float">
            <text:p>4</text:p>
          </table:table-cell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180" calcext:value-type="float">
            <text:p>180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180" calcext:value-type="float">
            <text:p>180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180" calcext:value-type="float">
            <text:p>180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180" calcext:value-type="float">
            <text:p>180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180" calcext:value-type="float">
            <text:p>180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180" calcext:value-type="float">
            <text:p>180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180" calcext:value-type="float">
            <text:p>180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180" calcext:value-type="float">
            <text:p>180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180" calcext:value-type="float">
            <text:p>180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180" calcext:value-type="float">
            <text:p>18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number-columns-repeated="9" table:style-name="ce10" office:value-type="float" office:value="180" calcext:value-type="float">
            <text:p>180</text:p>
          </table:table-cell>
          <table:table-cell table:style-name="ce16" office:value-type="float" office:value="180" calcext:value-type="float">
            <text:p>18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table:formula="of:=[.A9]" office:value-type="float" office:value="5" calcext:value-type="float">
            <text:p>5</text:p>
          </table:table-cell>
          <table:table-cell table:style-name="ce10" table:formula="of:=[.B9]" office:value-type="float" office:value="5" calcext:value-type="float">
            <text:p>5</text:p>
          </table:table-cell>
          <table:table-cell table:style-name="ce10" table:formula="of:=[.C9]" office:value-type="float" office:value="5" calcext:value-type="float">
            <text:p>5</text:p>
          </table:table-cell>
          <table:table-cell table:style-name="ce10" table:formula="of:=[.D9]" office:value-type="float" office:value="5" calcext:value-type="float">
            <text:p>5</text:p>
          </table:table-cell>
          <table:table-cell table:style-name="ce10" table:formula="of:=[.E9]" office:value-type="float" office:value="5" calcext:value-type="float">
            <text:p>5</text:p>
          </table:table-cell>
          <table:table-cell table:style-name="ce10" table:formula="of:=[.F9]" office:value-type="float" office:value="5" calcext:value-type="float">
            <text:p>5</text:p>
          </table:table-cell>
          <table:table-cell table:style-name="ce10" table:formula="of:=[.G9]" office:value-type="float" office:value="5" calcext:value-type="float">
            <text:p>5</text:p>
          </table:table-cell>
          <table:table-cell table:style-name="ce10" table:formula="of:=[.H9]" office:value-type="float" office:value="5" calcext:value-type="float">
            <text:p>5</text:p>
          </table:table-cell>
          <table:table-cell table:style-name="ce10" table:formula="of:=[.I9]" office:value-type="float" office:value="5" calcext:value-type="float">
            <text:p>5</text:p>
          </table:table-cell>
          <table:table-cell table:style-name="ce16" table:formula="of:=[.J9]" office:value-type="float" office:value="5" calcext:value-type="float">
            <text:p>5</text:p>
          </table:table-cell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225" calcext:value-type="float">
            <text:p>225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225" calcext:value-type="float">
            <text:p>225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225" calcext:value-type="float">
            <text:p>225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225" calcext:value-type="float">
            <text:p>225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225" calcext:value-type="float">
            <text:p>225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225" calcext:value-type="float">
            <text:p>225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225" calcext:value-type="float">
            <text:p>225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225" calcext:value-type="float">
            <text:p>225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225" calcext:value-type="float">
            <text:p>225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225" calcext:value-type="float">
            <text:p>225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number-columns-repeated="9" table:style-name="ce10" office:value-type="float" office:value="225" calcext:value-type="float">
            <text:p>225</text:p>
          </table:table-cell>
          <table:table-cell table:style-name="ce16" office:value-type="float" office:value="225" calcext:value-type="float">
            <text:p>225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style-name="ce10" table:formula="of:=[.A10]" office:value-type="float" office:value="6" calcext:value-type="float">
            <text:p>6</text:p>
          </table:table-cell>
          <table:table-cell table:style-name="ce10" table:formula="of:=[.B10]" office:value-type="float" office:value="6" calcext:value-type="float">
            <text:p>6</text:p>
          </table:table-cell>
          <table:table-cell table:style-name="ce10" table:formula="of:=[.C10]" office:value-type="float" office:value="6" calcext:value-type="float">
            <text:p>6</text:p>
          </table:table-cell>
          <table:table-cell table:style-name="ce10" table:formula="of:=[.D10]" office:value-type="float" office:value="6" calcext:value-type="float">
            <text:p>6</text:p>
          </table:table-cell>
          <table:table-cell table:style-name="ce10" table:formula="of:=[.E10]" office:value-type="float" office:value="6" calcext:value-type="float">
            <text:p>6</text:p>
          </table:table-cell>
          <table:table-cell table:style-name="ce10" table:formula="of:=[.F10]" office:value-type="float" office:value="6" calcext:value-type="float">
            <text:p>6</text:p>
          </table:table-cell>
          <table:table-cell table:style-name="ce10" table:formula="of:=[.G10]" office:value-type="float" office:value="6" calcext:value-type="float">
            <text:p>6</text:p>
          </table:table-cell>
          <table:table-cell table:style-name="ce10" table:formula="of:=[.H10]" office:value-type="float" office:value="6" calcext:value-type="float">
            <text:p>6</text:p>
          </table:table-cell>
          <table:table-cell table:style-name="ce10" table:formula="of:=[.I10]" office:value-type="float" office:value="6" calcext:value-type="float">
            <text:p>6</text:p>
          </table:table-cell>
          <table:table-cell table:style-name="ce16" table:formula="of:=[.J10]" office:value-type="float" office:value="6" calcext:value-type="float">
            <text:p>6</text:p>
          </table:table-cell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270" calcext:value-type="float">
            <text:p>270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270" calcext:value-type="float">
            <text:p>270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270" calcext:value-type="float">
            <text:p>270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270" calcext:value-type="float">
            <text:p>270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270" calcext:value-type="float">
            <text:p>270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270" calcext:value-type="float">
            <text:p>270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270" calcext:value-type="float">
            <text:p>270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270" calcext:value-type="float">
            <text:p>270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270" calcext:value-type="float">
            <text:p>270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270" calcext:value-type="float">
            <text:p>270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number-columns-repeated="9" table:style-name="ce10" office:value-type="float" office:value="270" calcext:value-type="float">
            <text:p>270</text:p>
          </table:table-cell>
          <table:table-cell table:style-name="ce16" office:value-type="float" office:value="270" calcext:value-type="float">
            <text:p>270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table:formula="of:=[.A11]" office:value-type="float" office:value="7" calcext:value-type="float">
            <text:p>7</text:p>
          </table:table-cell>
          <table:table-cell table:style-name="ce10" table:formula="of:=[.B11]" office:value-type="float" office:value="7" calcext:value-type="float">
            <text:p>7</text:p>
          </table:table-cell>
          <table:table-cell table:style-name="ce10" table:formula="of:=[.C11]" office:value-type="float" office:value="7" calcext:value-type="float">
            <text:p>7</text:p>
          </table:table-cell>
          <table:table-cell table:style-name="ce10" table:formula="of:=[.D11]" office:value-type="float" office:value="7" calcext:value-type="float">
            <text:p>7</text:p>
          </table:table-cell>
          <table:table-cell table:style-name="ce10" table:formula="of:=[.E11]" office:value-type="float" office:value="7" calcext:value-type="float">
            <text:p>7</text:p>
          </table:table-cell>
          <table:table-cell table:style-name="ce10" table:formula="of:=[.F11]" office:value-type="float" office:value="7" calcext:value-type="float">
            <text:p>7</text:p>
          </table:table-cell>
          <table:table-cell table:style-name="ce10" table:formula="of:=[.G11]" office:value-type="float" office:value="7" calcext:value-type="float">
            <text:p>7</text:p>
          </table:table-cell>
          <table:table-cell table:style-name="ce10" table:formula="of:=[.H11]" office:value-type="float" office:value="7" calcext:value-type="float">
            <text:p>7</text:p>
          </table:table-cell>
          <table:table-cell table:style-name="ce10" table:formula="of:=[.I11]" office:value-type="float" office:value="7" calcext:value-type="float">
            <text:p>7</text:p>
          </table:table-cell>
          <table:table-cell table:style-name="ce16" table:formula="of:=[.J11]" office:value-type="float" office:value="7" calcext:value-type="float">
            <text:p>7</text:p>
          </table:table-cell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315" calcext:value-type="float">
            <text:p>315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315" calcext:value-type="float">
            <text:p>315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315" calcext:value-type="float">
            <text:p>315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315" calcext:value-type="float">
            <text:p>315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315" calcext:value-type="float">
            <text:p>315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315" calcext:value-type="float">
            <text:p>315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315" calcext:value-type="float">
            <text:p>315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315" calcext:value-type="float">
            <text:p>315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315" calcext:value-type="float">
            <text:p>315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315" calcext:value-type="float">
            <text:p>315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number-columns-repeated="9" table:style-name="ce10" office:value-type="float" office:value="315" calcext:value-type="float">
            <text:p>315</text:p>
          </table:table-cell>
          <table:table-cell table:style-name="ce16" office:value-type="float" office:value="315" calcext:value-type="float">
            <text:p>315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table:formula="of:=[.A12]" office:value-type="float" office:value="8" calcext:value-type="float">
            <text:p>8</text:p>
          </table:table-cell>
          <table:table-cell table:style-name="ce10" table:formula="of:=[.B12]" office:value-type="float" office:value="8" calcext:value-type="float">
            <text:p>8</text:p>
          </table:table-cell>
          <table:table-cell table:style-name="ce10" table:formula="of:=[.C12]" office:value-type="float" office:value="8" calcext:value-type="float">
            <text:p>8</text:p>
          </table:table-cell>
          <table:table-cell table:style-name="ce10" table:formula="of:=[.D12]" office:value-type="float" office:value="8" calcext:value-type="float">
            <text:p>8</text:p>
          </table:table-cell>
          <table:table-cell table:style-name="ce10" table:formula="of:=[.E12]" office:value-type="float" office:value="8" calcext:value-type="float">
            <text:p>8</text:p>
          </table:table-cell>
          <table:table-cell table:style-name="ce10" table:formula="of:=[.F12]" office:value-type="float" office:value="8" calcext:value-type="float">
            <text:p>8</text:p>
          </table:table-cell>
          <table:table-cell table:style-name="ce10" table:formula="of:=[.G12]" office:value-type="float" office:value="8" calcext:value-type="float">
            <text:p>8</text:p>
          </table:table-cell>
          <table:table-cell table:style-name="ce10" table:formula="of:=[.H12]" office:value-type="float" office:value="8" calcext:value-type="float">
            <text:p>8</text:p>
          </table:table-cell>
          <table:table-cell table:style-name="ce10" table:formula="of:=[.I12]" office:value-type="float" office:value="8" calcext:value-type="float">
            <text:p>8</text:p>
          </table:table-cell>
          <table:table-cell table:style-name="ce16" table:formula="of:=[.J12]" office:value-type="float" office:value="8" calcext:value-type="float">
            <text:p>8</text:p>
          </table:table-cell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360" calcext:value-type="float">
            <text:p>360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360" calcext:value-type="float">
            <text:p>360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360" calcext:value-type="float">
            <text:p>360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360" calcext:value-type="float">
            <text:p>360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360" calcext:value-type="float">
            <text:p>360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360" calcext:value-type="float">
            <text:p>36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360" calcext:value-type="float">
            <text:p>360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360" calcext:value-type="float">
            <text:p>360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360" calcext:value-type="float">
            <text:p>360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360" calcext:value-type="float">
            <text:p>360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number-columns-repeated="9" table:style-name="ce11" office:value-type="float" office:value="360" calcext:value-type="float">
            <text:p>360</text:p>
          </table:table-cell>
          <table:table-cell table:style-name="ce17" office:value-type="float" office:value="360" calcext:value-type="float">
            <text:p>360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table:formula="of:=[.A13]" office:value-type="float" office:value="9" calcext:value-type="float">
            <text:p>9</text:p>
          </table:table-cell>
          <table:table-cell table:style-name="ce11" table:formula="of:=[.B13]" office:value-type="float" office:value="9" calcext:value-type="float">
            <text:p>9</text:p>
          </table:table-cell>
          <table:table-cell table:style-name="ce11" table:formula="of:=[.C13]" office:value-type="float" office:value="9" calcext:value-type="float">
            <text:p>9</text:p>
          </table:table-cell>
          <table:table-cell table:style-name="ce11" table:formula="of:=[.D13]" office:value-type="float" office:value="9" calcext:value-type="float">
            <text:p>9</text:p>
          </table:table-cell>
          <table:table-cell table:style-name="ce11" table:formula="of:=[.E13]" office:value-type="float" office:value="9" calcext:value-type="float">
            <text:p>9</text:p>
          </table:table-cell>
          <table:table-cell table:style-name="ce11" table:formula="of:=[.F13]" office:value-type="float" office:value="9" calcext:value-type="float">
            <text:p>9</text:p>
          </table:table-cell>
          <table:table-cell table:style-name="ce11" table:formula="of:=[.G13]" office:value-type="float" office:value="9" calcext:value-type="float">
            <text:p>9</text:p>
          </table:table-cell>
          <table:table-cell table:style-name="ce11" table:formula="of:=[.H13]" office:value-type="float" office:value="9" calcext:value-type="float">
            <text:p>9</text:p>
          </table:table-cell>
          <table:table-cell table:style-name="ce11" table:formula="of:=[.I13]" office:value-type="float" office:value="9" calcext:value-type="float">
            <text:p>9</text:p>
          </table:table-cell>
          <table:table-cell table:style-name="ce17" table:formula="of:=[.J13]" office:value-type="float" office:value="9" calcext:value-type="float">
            <text:p>9</text:p>
          </table:table-cell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405" calcext:value-type="float">
            <text:p>405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405" calcext:value-type="float">
            <text:p>405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405" calcext:value-type="float">
            <text:p>405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405" calcext:value-type="float">
            <text:p>405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405" calcext:value-type="float">
            <text:p>405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405" calcext:value-type="float">
            <text:p>405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405" calcext:value-type="float">
            <text:p>405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405" calcext:value-type="float">
            <text:p>405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405" calcext:value-type="float">
            <text:p>405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405" calcext:value-type="float">
            <text:p>405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number-columns-repeated="9" table:style-name="ce11" office:value-type="float" office:value="405" calcext:value-type="float">
            <text:p>405</text:p>
          </table:table-cell>
          <table:table-cell table:style-name="ce17" office:value-type="float" office:value="405" calcext:value-type="float">
            <text:p>405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[.A17]" office:value-type="float" office:value="0" calcext:value-type="float">
            <text:p>0</text:p>
          </table:table-cell>
          <table:table-cell table:style-name="ce10" table:formula="of:=[.B17]" office:value-type="float" office:value="0" calcext:value-type="float">
            <text:p>0</text:p>
          </table:table-cell>
          <table:table-cell table:style-name="ce10" table:formula="of:=[.C17]" office:value-type="float" office:value="0" calcext:value-type="float">
            <text:p>0</text:p>
          </table:table-cell>
          <table:table-cell table:style-name="ce10" table:formula="of:=[.D17]" office:value-type="float" office:value="0" calcext:value-type="float">
            <text:p>0</text:p>
          </table:table-cell>
          <table:table-cell table:style-name="ce10" table:formula="of:=[.E17]" office:value-type="float" office:value="0" calcext:value-type="float">
            <text:p>0</text:p>
          </table:table-cell>
          <table:table-cell table:style-name="ce10" table:formula="of:=[.F17]" office:value-type="float" office:value="0" calcext:value-type="float">
            <text:p>0</text:p>
          </table:table-cell>
          <table:table-cell table:style-name="ce10" table:formula="of:=[.G17]" office:value-type="float" office:value="0" calcext:value-type="float">
            <text:p>0</text:p>
          </table:table-cell>
          <table:table-cell table:style-name="ce10" table:formula="of:=[.H17]" office:value-type="float" office:value="0" calcext:value-type="float">
            <text:p>0</text:p>
          </table:table-cell>
          <table:table-cell table:style-name="ce10" table:formula="of:=[.I17]" office:value-type="float" office:value="0" calcext:value-type="float">
            <text:p>0</text:p>
          </table:table-cell>
          <table:table-cell table:style-name="ce16" table:formula="of:=[.J17]" office:value-type="float" office:value="0" calcext:value-type="float">
            <text:p>0</text:p>
          </table:table-cell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0" calcext:value-type="float">
            <text:p>0</text:p>
          </table:table-cell>
          <table:table-cell table:style-name="ce10" table:formula="of:=[.AM4]-[.O4]" office:value-type="float" office:value="0" calcext:value-type="float">
            <text:p>0</text:p>
          </table:table-cell>
          <table:table-cell table:style-name="ce10" table:formula="of:=[.AN4]-[.P4]" office:value-type="float" office:value="0" calcext:value-type="float">
            <text:p>0</text:p>
          </table:table-cell>
          <table:table-cell table:style-name="ce10" table:formula="of:=[.AO4]-[.Q4]" office:value-type="float" office:value="0" calcext:value-type="float">
            <text:p>0</text:p>
          </table:table-cell>
          <table:table-cell table:style-name="ce10" table:formula="of:=[.AP4]-[.R4]" office:value-type="float" office:value="0" calcext:value-type="float">
            <text:p>0</text:p>
          </table:table-cell>
          <table:table-cell table:style-name="ce10" table:formula="of:=[.AQ4]-[.S4]" office:value-type="float" office:value="0" calcext:value-type="float">
            <text:p>0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table:formula="of:=[.A18]" office:value-type="float" office:value="1" calcext:value-type="float">
            <text:p>1</text:p>
          </table:table-cell>
          <table:table-cell table:style-name="ce10" table:formula="of:=[.B18]" office:value-type="float" office:value="1" calcext:value-type="float">
            <text:p>1</text:p>
          </table:table-cell>
          <table:table-cell table:style-name="ce10" table:formula="of:=[.C18]" office:value-type="float" office:value="1" calcext:value-type="float">
            <text:p>1</text:p>
          </table:table-cell>
          <table:table-cell table:style-name="ce10" table:formula="of:=[.D18]" office:value-type="float" office:value="1" calcext:value-type="float">
            <text:p>1</text:p>
          </table:table-cell>
          <table:table-cell table:style-name="ce10" table:formula="of:=[.E18]" office:value-type="float" office:value="1" calcext:value-type="float">
            <text:p>1</text:p>
          </table:table-cell>
          <table:table-cell table:style-name="ce10" table:formula="of:=[.F18]" office:value-type="float" office:value="1" calcext:value-type="float">
            <text:p>1</text:p>
          </table:table-cell>
          <table:table-cell table:style-name="ce10" table:formula="of:=[.G18]" office:value-type="float" office:value="1" calcext:value-type="float">
            <text:p>1</text:p>
          </table:table-cell>
          <table:table-cell table:style-name="ce10" table:formula="of:=[.H18]" office:value-type="float" office:value="1" calcext:value-type="float">
            <text:p>1</text:p>
          </table:table-cell>
          <table:table-cell table:style-name="ce10" table:formula="of:=[.I18]" office:value-type="float" office:value="1" calcext:value-type="float">
            <text:p>1</text:p>
          </table:table-cell>
          <table:table-cell table:style-name="ce16" table:formula="of:=[.J18]" office:value-type="float" office:value="1" calcext:value-type="float">
            <text:p>1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0" calcext:value-type="float">
            <text:p>0</text:p>
          </table:table-cell>
          <table:table-cell table:style-name="ce10" table:formula="of:=[.AA5]-[.O5]" office:value-type="float" office:value="0" calcext:value-type="float">
            <text:p>0</text:p>
          </table:table-cell>
          <table:table-cell table:style-name="ce10" table:formula="of:=[.AB5]-[.P5]" office:value-type="float" office:value="0" calcext:value-type="float">
            <text:p>0</text:p>
          </table:table-cell>
          <table:table-cell table:style-name="ce10" table:formula="of:=[.AC5]-[.Q5]" office:value-type="float" office:value="0" calcext:value-type="float">
            <text:p>0</text:p>
          </table:table-cell>
          <table:table-cell table:style-name="ce10" table:formula="of:=[.AD5]-[.R5]" office:value-type="float" office:value="0" calcext:value-type="float">
            <text:p>0</text:p>
          </table:table-cell>
          <table:table-cell table:style-name="ce10" table:formula="of:=[.AE5]-[.S5]" office:value-type="float" office:value="0" calcext:value-type="float">
            <text:p>0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-45" calcext:value-type="float">
            <text:p>-45</text:p>
          </table:table-cell>
          <table:table-cell table:style-name="ce10" table:formula="of:=[.AM5]-[.O5]" office:value-type="float" office:value="-45" calcext:value-type="float">
            <text:p>-45</text:p>
          </table:table-cell>
          <table:table-cell table:style-name="ce10" table:formula="of:=[.AN5]-[.P5]" office:value-type="float" office:value="-45" calcext:value-type="float">
            <text:p>-45</text:p>
          </table:table-cell>
          <table:table-cell table:style-name="ce10" table:formula="of:=[.AO5]-[.Q5]" office:value-type="float" office:value="-45" calcext:value-type="float">
            <text:p>-45</text:p>
          </table:table-cell>
          <table:table-cell table:style-name="ce10" table:formula="of:=[.AP5]-[.R5]" office:value-type="float" office:value="-45" calcext:value-type="float">
            <text:p>-45</text:p>
          </table:table-cell>
          <table:table-cell table:style-name="ce10" table:formula="of:=[.AQ5]-[.S5]" office:value-type="float" office:value="-45" calcext:value-type="float">
            <text:p>-45</text:p>
          </table:table-cell>
          <table:table-cell table:style-name="ce10" table:formula="of:=[.AR5]-[.T5]" office:value-type="float" office:value="-45" calcext:value-type="float">
            <text:p>-45</text:p>
          </table:table-cell>
          <table:table-cell table:style-name="ce10" table:formula="of:=[.AS5]-[.U5]" office:value-type="float" office:value="-45" calcext:value-type="float">
            <text:p>-45</text:p>
          </table:table-cell>
          <table:table-cell table:style-name="ce10" table:formula="of:=[.AT5]-[.V5]" office:value-type="float" office:value="-45" calcext:value-type="float">
            <text:p>-45</text:p>
          </table:table-cell>
          <table:table-cell table:style-name="ce16" table:formula="of:=[.AU5]-[.W5]" office:value-type="float" office:value="-45" calcext:value-type="float">
            <text:p>-45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table:formula="of:=[.A19]" office:value-type="float" office:value="2" calcext:value-type="float">
            <text:p>2</text:p>
          </table:table-cell>
          <table:table-cell table:style-name="ce10" table:formula="of:=[.B19]" office:value-type="float" office:value="2" calcext:value-type="float">
            <text:p>2</text:p>
          </table:table-cell>
          <table:table-cell table:style-name="ce10" table:formula="of:=[.C19]" office:value-type="float" office:value="2" calcext:value-type="float">
            <text:p>2</text:p>
          </table:table-cell>
          <table:table-cell table:style-name="ce10" table:formula="of:=[.D19]" office:value-type="float" office:value="2" calcext:value-type="float">
            <text:p>2</text:p>
          </table:table-cell>
          <table:table-cell table:style-name="ce10" table:formula="of:=[.E19]" office:value-type="float" office:value="2" calcext:value-type="float">
            <text:p>2</text:p>
          </table:table-cell>
          <table:table-cell table:style-name="ce10" table:formula="of:=[.F19]" office:value-type="float" office:value="2" calcext:value-type="float">
            <text:p>2</text:p>
          </table:table-cell>
          <table:table-cell table:style-name="ce10" table:formula="of:=[.G19]" office:value-type="float" office:value="2" calcext:value-type="float">
            <text:p>2</text:p>
          </table:table-cell>
          <table:table-cell table:style-name="ce10" table:formula="of:=[.H19]" office:value-type="float" office:value="2" calcext:value-type="float">
            <text:p>2</text:p>
          </table:table-cell>
          <table:table-cell table:style-name="ce10" table:formula="of:=[.I19]" office:value-type="float" office:value="2" calcext:value-type="float">
            <text:p>2</text:p>
          </table:table-cell>
          <table:table-cell table:style-name="ce16" table:formula="of:=[.J19]" office:value-type="float" office:value="2" calcext:value-type="float">
            <text:p>2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0" calcext:value-type="float">
            <text:p>0</text:p>
          </table:table-cell>
          <table:table-cell table:style-name="ce10" table:formula="of:=[.AA6]-[.O6]" office:value-type="float" office:value="0" calcext:value-type="float">
            <text:p>0</text:p>
          </table:table-cell>
          <table:table-cell table:style-name="ce10" table:formula="of:=[.AB6]-[.P6]" office:value-type="float" office:value="0" calcext:value-type="float">
            <text:p>0</text:p>
          </table:table-cell>
          <table:table-cell table:style-name="ce10" table:formula="of:=[.AC6]-[.Q6]" office:value-type="float" office:value="0" calcext:value-type="float">
            <text:p>0</text:p>
          </table:table-cell>
          <table:table-cell table:style-name="ce10" table:formula="of:=[.AD6]-[.R6]" office:value-type="float" office:value="0" calcext:value-type="float">
            <text:p>0</text:p>
          </table:table-cell>
          <table:table-cell table:style-name="ce10" table:formula="of:=[.AE6]-[.S6]" office:value-type="float" office:value="0" calcext:value-type="float">
            <text:p>0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-90" calcext:value-type="float">
            <text:p>-90</text:p>
          </table:table-cell>
          <table:table-cell table:style-name="ce10" table:formula="of:=[.AM6]-[.O6]" office:value-type="float" office:value="-90" calcext:value-type="float">
            <text:p>-90</text:p>
          </table:table-cell>
          <table:table-cell table:style-name="ce10" table:formula="of:=[.AN6]-[.P6]" office:value-type="float" office:value="-90" calcext:value-type="float">
            <text:p>-90</text:p>
          </table:table-cell>
          <table:table-cell table:style-name="ce10" table:formula="of:=[.AO6]-[.Q6]" office:value-type="float" office:value="-90" calcext:value-type="float">
            <text:p>-90</text:p>
          </table:table-cell>
          <table:table-cell table:style-name="ce10" table:formula="of:=[.AP6]-[.R6]" office:value-type="float" office:value="-90" calcext:value-type="float">
            <text:p>-90</text:p>
          </table:table-cell>
          <table:table-cell table:style-name="ce10" table:formula="of:=[.AQ6]-[.S6]" office:value-type="float" office:value="-90" calcext:value-type="float">
            <text:p>-90</text:p>
          </table:table-cell>
          <table:table-cell table:style-name="ce10" table:formula="of:=[.AR6]-[.T6]" office:value-type="float" office:value="-90" calcext:value-type="float">
            <text:p>-90</text:p>
          </table:table-cell>
          <table:table-cell table:style-name="ce10" table:formula="of:=[.AS6]-[.U6]" office:value-type="float" office:value="-90" calcext:value-type="float">
            <text:p>-90</text:p>
          </table:table-cell>
          <table:table-cell table:style-name="ce10" table:formula="of:=[.AT6]-[.V6]" office:value-type="float" office:value="-90" calcext:value-type="float">
            <text:p>-90</text:p>
          </table:table-cell>
          <table:table-cell table:style-name="ce16" table:formula="of:=[.AU6]-[.W6]" office:value-type="float" office:value="-90" calcext:value-type="float">
            <text:p>-9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table:formula="of:=[.A20]" office:value-type="float" office:value="3" calcext:value-type="float">
            <text:p>3</text:p>
          </table:table-cell>
          <table:table-cell table:style-name="ce10" table:formula="of:=[.B20]" office:value-type="float" office:value="3" calcext:value-type="float">
            <text:p>3</text:p>
          </table:table-cell>
          <table:table-cell table:style-name="ce10" table:formula="of:=[.C20]" office:value-type="float" office:value="3" calcext:value-type="float">
            <text:p>3</text:p>
          </table:table-cell>
          <table:table-cell table:style-name="ce10" table:formula="of:=[.D20]" office:value-type="float" office:value="3" calcext:value-type="float">
            <text:p>3</text:p>
          </table:table-cell>
          <table:table-cell table:style-name="ce10" table:formula="of:=[.E20]" office:value-type="float" office:value="3" calcext:value-type="float">
            <text:p>3</text:p>
          </table:table-cell>
          <table:table-cell table:style-name="ce10" table:formula="of:=[.F20]" office:value-type="float" office:value="3" calcext:value-type="float">
            <text:p>3</text:p>
          </table:table-cell>
          <table:table-cell table:style-name="ce10" table:formula="of:=[.G20]" office:value-type="float" office:value="3" calcext:value-type="float">
            <text:p>3</text:p>
          </table:table-cell>
          <table:table-cell table:style-name="ce10" table:formula="of:=[.H20]" office:value-type="float" office:value="3" calcext:value-type="float">
            <text:p>3</text:p>
          </table:table-cell>
          <table:table-cell table:style-name="ce10" table:formula="of:=[.I20]" office:value-type="float" office:value="3" calcext:value-type="float">
            <text:p>3</text:p>
          </table:table-cell>
          <table:table-cell table:style-name="ce16" table:formula="of:=[.J20]" office:value-type="float" office:value="3" calcext:value-type="float">
            <text:p>3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0" calcext:value-type="float">
            <text:p>0</text:p>
          </table:table-cell>
          <table:table-cell table:style-name="ce10" table:formula="of:=[.AA7]-[.O7]" office:value-type="float" office:value="0" calcext:value-type="float">
            <text:p>0</text:p>
          </table:table-cell>
          <table:table-cell table:style-name="ce10" table:formula="of:=[.AB7]-[.P7]" office:value-type="float" office:value="0" calcext:value-type="float">
            <text:p>0</text:p>
          </table:table-cell>
          <table:table-cell table:style-name="ce10" table:formula="of:=[.AC7]-[.Q7]" office:value-type="float" office:value="0" calcext:value-type="float">
            <text:p>0</text:p>
          </table:table-cell>
          <table:table-cell table:style-name="ce10" table:formula="of:=[.AD7]-[.R7]" office:value-type="float" office:value="0" calcext:value-type="float">
            <text:p>0</text:p>
          </table:table-cell>
          <table:table-cell table:style-name="ce10" table:formula="of:=[.AE7]-[.S7]" office:value-type="float" office:value="0" calcext:value-type="float">
            <text:p>0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-135" calcext:value-type="float">
            <text:p>-135</text:p>
          </table:table-cell>
          <table:table-cell table:style-name="ce10" table:formula="of:=[.AM7]-[.O7]" office:value-type="float" office:value="-135" calcext:value-type="float">
            <text:p>-135</text:p>
          </table:table-cell>
          <table:table-cell table:style-name="ce10" table:formula="of:=[.AN7]-[.P7]" office:value-type="float" office:value="-135" calcext:value-type="float">
            <text:p>-135</text:p>
          </table:table-cell>
          <table:table-cell table:style-name="ce10" table:formula="of:=[.AO7]-[.Q7]" office:value-type="float" office:value="-135" calcext:value-type="float">
            <text:p>-135</text:p>
          </table:table-cell>
          <table:table-cell table:style-name="ce10" table:formula="of:=[.AP7]-[.R7]" office:value-type="float" office:value="-135" calcext:value-type="float">
            <text:p>-135</text:p>
          </table:table-cell>
          <table:table-cell table:style-name="ce10" table:formula="of:=[.AQ7]-[.S7]" office:value-type="float" office:value="-135" calcext:value-type="float">
            <text:p>-135</text:p>
          </table:table-cell>
          <table:table-cell table:style-name="ce10" table:formula="of:=[.AR7]-[.T7]" office:value-type="float" office:value="-135" calcext:value-type="float">
            <text:p>-135</text:p>
          </table:table-cell>
          <table:table-cell table:style-name="ce10" table:formula="of:=[.AS7]-[.U7]" office:value-type="float" office:value="-135" calcext:value-type="float">
            <text:p>-135</text:p>
          </table:table-cell>
          <table:table-cell table:style-name="ce10" table:formula="of:=[.AT7]-[.V7]" office:value-type="float" office:value="-135" calcext:value-type="float">
            <text:p>-135</text:p>
          </table:table-cell>
          <table:table-cell table:style-name="ce16" table:formula="of:=[.AU7]-[.W7]" office:value-type="float" office:value="-135" calcext:value-type="float">
            <text:p>-135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table:formula="of:=[.A21]" office:value-type="float" office:value="4" calcext:value-type="float">
            <text:p>4</text:p>
          </table:table-cell>
          <table:table-cell table:style-name="ce10" table:formula="of:=[.B21]" office:value-type="float" office:value="4" calcext:value-type="float">
            <text:p>4</text:p>
          </table:table-cell>
          <table:table-cell table:style-name="ce10" table:formula="of:=[.C21]" office:value-type="float" office:value="4" calcext:value-type="float">
            <text:p>4</text:p>
          </table:table-cell>
          <table:table-cell table:style-name="ce10" table:formula="of:=[.D21]" office:value-type="float" office:value="4" calcext:value-type="float">
            <text:p>4</text:p>
          </table:table-cell>
          <table:table-cell table:style-name="ce10" table:formula="of:=[.E21]" office:value-type="float" office:value="4" calcext:value-type="float">
            <text:p>4</text:p>
          </table:table-cell>
          <table:table-cell table:style-name="ce10" table:formula="of:=[.F21]" office:value-type="float" office:value="4" calcext:value-type="float">
            <text:p>4</text:p>
          </table:table-cell>
          <table:table-cell table:style-name="ce10" table:formula="of:=[.G21]" office:value-type="float" office:value="4" calcext:value-type="float">
            <text:p>4</text:p>
          </table:table-cell>
          <table:table-cell table:style-name="ce10" table:formula="of:=[.H21]" office:value-type="float" office:value="4" calcext:value-type="float">
            <text:p>4</text:p>
          </table:table-cell>
          <table:table-cell table:style-name="ce10" table:formula="of:=[.I21]" office:value-type="float" office:value="4" calcext:value-type="float">
            <text:p>4</text:p>
          </table:table-cell>
          <table:table-cell table:style-name="ce16" table:formula="of:=[.J21]" office:value-type="float" office:value="4" calcext:value-type="float">
            <text:p>4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0" calcext:value-type="float">
            <text:p>0</text:p>
          </table:table-cell>
          <table:table-cell table:style-name="ce10" table:formula="of:=[.AA8]-[.O8]" office:value-type="float" office:value="0" calcext:value-type="float">
            <text:p>0</text:p>
          </table:table-cell>
          <table:table-cell table:style-name="ce10" table:formula="of:=[.AB8]-[.P8]" office:value-type="float" office:value="0" calcext:value-type="float">
            <text:p>0</text:p>
          </table:table-cell>
          <table:table-cell table:style-name="ce10" table:formula="of:=[.AC8]-[.Q8]" office:value-type="float" office:value="0" calcext:value-type="float">
            <text:p>0</text:p>
          </table:table-cell>
          <table:table-cell table:style-name="ce10" table:formula="of:=[.AD8]-[.R8]" office:value-type="float" office:value="0" calcext:value-type="float">
            <text:p>0</text:p>
          </table:table-cell>
          <table:table-cell table:style-name="ce10" table:formula="of:=[.AE8]-[.S8]" office:value-type="float" office:value="0" calcext:value-type="float">
            <text:p>0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-180" calcext:value-type="float">
            <text:p>-180</text:p>
          </table:table-cell>
          <table:table-cell table:style-name="ce10" table:formula="of:=[.AM8]-[.O8]" office:value-type="float" office:value="-180" calcext:value-type="float">
            <text:p>-180</text:p>
          </table:table-cell>
          <table:table-cell table:style-name="ce10" table:formula="of:=[.AN8]-[.P8]" office:value-type="float" office:value="-180" calcext:value-type="float">
            <text:p>-180</text:p>
          </table:table-cell>
          <table:table-cell table:style-name="ce10" table:formula="of:=[.AO8]-[.Q8]" office:value-type="float" office:value="-180" calcext:value-type="float">
            <text:p>-180</text:p>
          </table:table-cell>
          <table:table-cell table:style-name="ce10" table:formula="of:=[.AP8]-[.R8]" office:value-type="float" office:value="-180" calcext:value-type="float">
            <text:p>-180</text:p>
          </table:table-cell>
          <table:table-cell table:style-name="ce10" table:formula="of:=[.AQ8]-[.S8]" office:value-type="float" office:value="-180" calcext:value-type="float">
            <text:p>-180</text:p>
          </table:table-cell>
          <table:table-cell table:style-name="ce10" table:formula="of:=[.AR8]-[.T8]" office:value-type="float" office:value="-180" calcext:value-type="float">
            <text:p>-180</text:p>
          </table:table-cell>
          <table:table-cell table:style-name="ce10" table:formula="of:=[.AS8]-[.U8]" office:value-type="float" office:value="-180" calcext:value-type="float">
            <text:p>-180</text:p>
          </table:table-cell>
          <table:table-cell table:style-name="ce10" table:formula="of:=[.AT8]-[.V8]" office:value-type="float" office:value="-180" calcext:value-type="float">
            <text:p>-180</text:p>
          </table:table-cell>
          <table:table-cell table:style-name="ce16" table:formula="of:=[.AU8]-[.W8]" office:value-type="float" office:value="-180" calcext:value-type="float">
            <text:p>-18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table:formula="of:=[.A22]" office:value-type="float" office:value="5" calcext:value-type="float">
            <text:p>5</text:p>
          </table:table-cell>
          <table:table-cell table:style-name="ce10" table:formula="of:=[.B22]" office:value-type="float" office:value="5" calcext:value-type="float">
            <text:p>5</text:p>
          </table:table-cell>
          <table:table-cell table:style-name="ce10" table:formula="of:=[.C22]" office:value-type="float" office:value="5" calcext:value-type="float">
            <text:p>5</text:p>
          </table:table-cell>
          <table:table-cell table:style-name="ce10" table:formula="of:=[.D22]" office:value-type="float" office:value="5" calcext:value-type="float">
            <text:p>5</text:p>
          </table:table-cell>
          <table:table-cell table:style-name="ce10" table:formula="of:=[.E22]" office:value-type="float" office:value="5" calcext:value-type="float">
            <text:p>5</text:p>
          </table:table-cell>
          <table:table-cell table:style-name="ce10" table:formula="of:=[.F22]" office:value-type="float" office:value="5" calcext:value-type="float">
            <text:p>5</text:p>
          </table:table-cell>
          <table:table-cell table:style-name="ce10" table:formula="of:=[.G22]" office:value-type="float" office:value="5" calcext:value-type="float">
            <text:p>5</text:p>
          </table:table-cell>
          <table:table-cell table:style-name="ce10" table:formula="of:=[.H22]" office:value-type="float" office:value="5" calcext:value-type="float">
            <text:p>5</text:p>
          </table:table-cell>
          <table:table-cell table:style-name="ce10" table:formula="of:=[.I22]" office:value-type="float" office:value="5" calcext:value-type="float">
            <text:p>5</text:p>
          </table:table-cell>
          <table:table-cell table:style-name="ce16" table:formula="of:=[.J22]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0" calcext:value-type="float">
            <text:p>0</text:p>
          </table:table-cell>
          <table:table-cell table:style-name="ce10" table:formula="of:=[.AA9]-[.O9]" office:value-type="float" office:value="0" calcext:value-type="float">
            <text:p>0</text:p>
          </table:table-cell>
          <table:table-cell table:style-name="ce10" table:formula="of:=[.AB9]-[.P9]" office:value-type="float" office:value="0" calcext:value-type="float">
            <text:p>0</text:p>
          </table:table-cell>
          <table:table-cell table:style-name="ce10" table:formula="of:=[.AC9]-[.Q9]" office:value-type="float" office:value="0" calcext:value-type="float">
            <text:p>0</text:p>
          </table:table-cell>
          <table:table-cell table:style-name="ce10" table:formula="of:=[.AD9]-[.R9]" office:value-type="float" office:value="0" calcext:value-type="float">
            <text:p>0</text:p>
          </table:table-cell>
          <table:table-cell table:style-name="ce10" table:formula="of:=[.AE9]-[.S9]" office:value-type="float" office:value="0" calcext:value-type="float">
            <text:p>0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-225" calcext:value-type="float">
            <text:p>-225</text:p>
          </table:table-cell>
          <table:table-cell table:style-name="ce10" table:formula="of:=[.AM9]-[.O9]" office:value-type="float" office:value="-225" calcext:value-type="float">
            <text:p>-225</text:p>
          </table:table-cell>
          <table:table-cell table:style-name="ce10" table:formula="of:=[.AN9]-[.P9]" office:value-type="float" office:value="-225" calcext:value-type="float">
            <text:p>-225</text:p>
          </table:table-cell>
          <table:table-cell table:style-name="ce10" table:formula="of:=[.AO9]-[.Q9]" office:value-type="float" office:value="-225" calcext:value-type="float">
            <text:p>-225</text:p>
          </table:table-cell>
          <table:table-cell table:style-name="ce10" table:formula="of:=[.AP9]-[.R9]" office:value-type="float" office:value="-225" calcext:value-type="float">
            <text:p>-225</text:p>
          </table:table-cell>
          <table:table-cell table:style-name="ce10" table:formula="of:=[.AQ9]-[.S9]" office:value-type="float" office:value="-225" calcext:value-type="float">
            <text:p>-225</text:p>
          </table:table-cell>
          <table:table-cell table:style-name="ce10" table:formula="of:=[.AR9]-[.T9]" office:value-type="float" office:value="-225" calcext:value-type="float">
            <text:p>-225</text:p>
          </table:table-cell>
          <table:table-cell table:style-name="ce10" table:formula="of:=[.AS9]-[.U9]" office:value-type="float" office:value="-225" calcext:value-type="float">
            <text:p>-225</text:p>
          </table:table-cell>
          <table:table-cell table:style-name="ce10" table:formula="of:=[.AT9]-[.V9]" office:value-type="float" office:value="-225" calcext:value-type="float">
            <text:p>-225</text:p>
          </table:table-cell>
          <table:table-cell table:style-name="ce16" table:formula="of:=[.AU9]-[.W9]" office:value-type="float" office:value="-225" calcext:value-type="float">
            <text:p>-225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table:formula="of:=[.A23]" office:value-type="float" office:value="6" calcext:value-type="float">
            <text:p>6</text:p>
          </table:table-cell>
          <table:table-cell table:style-name="ce10" table:formula="of:=[.B23]" office:value-type="float" office:value="6" calcext:value-type="float">
            <text:p>6</text:p>
          </table:table-cell>
          <table:table-cell table:style-name="ce10" table:formula="of:=[.C23]" office:value-type="float" office:value="6" calcext:value-type="float">
            <text:p>6</text:p>
          </table:table-cell>
          <table:table-cell table:style-name="ce10" table:formula="of:=[.D23]" office:value-type="float" office:value="6" calcext:value-type="float">
            <text:p>6</text:p>
          </table:table-cell>
          <table:table-cell table:style-name="ce10" table:formula="of:=[.E23]" office:value-type="float" office:value="6" calcext:value-type="float">
            <text:p>6</text:p>
          </table:table-cell>
          <table:table-cell table:style-name="ce10" table:formula="of:=[.F23]" office:value-type="float" office:value="6" calcext:value-type="float">
            <text:p>6</text:p>
          </table:table-cell>
          <table:table-cell table:style-name="ce10" table:formula="of:=[.G23]" office:value-type="float" office:value="6" calcext:value-type="float">
            <text:p>6</text:p>
          </table:table-cell>
          <table:table-cell table:style-name="ce10" table:formula="of:=[.H23]" office:value-type="float" office:value="6" calcext:value-type="float">
            <text:p>6</text:p>
          </table:table-cell>
          <table:table-cell table:style-name="ce10" table:formula="of:=[.I23]" office:value-type="float" office:value="6" calcext:value-type="float">
            <text:p>6</text:p>
          </table:table-cell>
          <table:table-cell table:style-name="ce16" table:formula="of:=[.J23]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-270" calcext:value-type="float">
            <text:p>-270</text:p>
          </table:table-cell>
          <table:table-cell table:style-name="ce10" table:formula="of:=[.AM10]-[.O10]" office:value-type="float" office:value="-270" calcext:value-type="float">
            <text:p>-270</text:p>
          </table:table-cell>
          <table:table-cell table:style-name="ce10" table:formula="of:=[.AN10]-[.P10]" office:value-type="float" office:value="-270" calcext:value-type="float">
            <text:p>-270</text:p>
          </table:table-cell>
          <table:table-cell table:style-name="ce10" table:formula="of:=[.AO10]-[.Q10]" office:value-type="float" office:value="-270" calcext:value-type="float">
            <text:p>-270</text:p>
          </table:table-cell>
          <table:table-cell table:style-name="ce10" table:formula="of:=[.AP10]-[.R10]" office:value-type="float" office:value="-270" calcext:value-type="float">
            <text:p>-270</text:p>
          </table:table-cell>
          <table:table-cell table:style-name="ce10" table:formula="of:=[.AQ10]-[.S10]" office:value-type="float" office:value="-270" calcext:value-type="float">
            <text:p>-270</text:p>
          </table:table-cell>
          <table:table-cell table:style-name="ce10" table:formula="of:=[.AR10]-[.T10]" office:value-type="float" office:value="-270" calcext:value-type="float">
            <text:p>-270</text:p>
          </table:table-cell>
          <table:table-cell table:style-name="ce10" table:formula="of:=[.AS10]-[.U10]" office:value-type="float" office:value="-270" calcext:value-type="float">
            <text:p>-270</text:p>
          </table:table-cell>
          <table:table-cell table:style-name="ce10" table:formula="of:=[.AT10]-[.V10]" office:value-type="float" office:value="-270" calcext:value-type="float">
            <text:p>-270</text:p>
          </table:table-cell>
          <table:table-cell table:style-name="ce16" table:formula="of:=[.AU10]-[.W10]" office:value-type="float" office:value="-270" calcext:value-type="float">
            <text:p>-27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style-name="ce10" table:formula="of:=[.A24]" office:value-type="float" office:value="7" calcext:value-type="float">
            <text:p>7</text:p>
          </table:table-cell>
          <table:table-cell table:style-name="ce10" table:formula="of:=[.B24]" office:value-type="float" office:value="7" calcext:value-type="float">
            <text:p>7</text:p>
          </table:table-cell>
          <table:table-cell table:style-name="ce10" table:formula="of:=[.C24]" office:value-type="float" office:value="7" calcext:value-type="float">
            <text:p>7</text:p>
          </table:table-cell>
          <table:table-cell table:style-name="ce10" table:formula="of:=[.D24]" office:value-type="float" office:value="7" calcext:value-type="float">
            <text:p>7</text:p>
          </table:table-cell>
          <table:table-cell table:style-name="ce10" table:formula="of:=[.E24]" office:value-type="float" office:value="7" calcext:value-type="float">
            <text:p>7</text:p>
          </table:table-cell>
          <table:table-cell table:style-name="ce10" table:formula="of:=[.F24]" office:value-type="float" office:value="7" calcext:value-type="float">
            <text:p>7</text:p>
          </table:table-cell>
          <table:table-cell table:style-name="ce10" table:formula="of:=[.G24]" office:value-type="float" office:value="7" calcext:value-type="float">
            <text:p>7</text:p>
          </table:table-cell>
          <table:table-cell table:style-name="ce10" table:formula="of:=[.H24]" office:value-type="float" office:value="7" calcext:value-type="float">
            <text:p>7</text:p>
          </table:table-cell>
          <table:table-cell table:style-name="ce10" table:formula="of:=[.I24]" office:value-type="float" office:value="7" calcext:value-type="float">
            <text:p>7</text:p>
          </table:table-cell>
          <table:table-cell table:style-name="ce16" table:formula="of:=[.J24]" office:value-type="float" office:value="7" calcext:value-type="float">
            <text:p>7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-315" calcext:value-type="float">
            <text:p>-315</text:p>
          </table:table-cell>
          <table:table-cell table:style-name="ce10" table:formula="of:=[.AM11]-[.O11]" office:value-type="float" office:value="-315" calcext:value-type="float">
            <text:p>-315</text:p>
          </table:table-cell>
          <table:table-cell table:style-name="ce10" table:formula="of:=[.AN11]-[.P11]" office:value-type="float" office:value="-315" calcext:value-type="float">
            <text:p>-315</text:p>
          </table:table-cell>
          <table:table-cell table:style-name="ce10" table:formula="of:=[.AO11]-[.Q11]" office:value-type="float" office:value="-315" calcext:value-type="float">
            <text:p>-315</text:p>
          </table:table-cell>
          <table:table-cell table:style-name="ce10" table:formula="of:=[.AP11]-[.R11]" office:value-type="float" office:value="-315" calcext:value-type="float">
            <text:p>-315</text:p>
          </table:table-cell>
          <table:table-cell table:style-name="ce10" table:formula="of:=[.AQ11]-[.S11]" office:value-type="float" office:value="-315" calcext:value-type="float">
            <text:p>-315</text:p>
          </table:table-cell>
          <table:table-cell table:style-name="ce10" table:formula="of:=[.AR11]-[.T11]" office:value-type="float" office:value="-315" calcext:value-type="float">
            <text:p>-315</text:p>
          </table:table-cell>
          <table:table-cell table:style-name="ce10" table:formula="of:=[.AS11]-[.U11]" office:value-type="float" office:value="-315" calcext:value-type="float">
            <text:p>-315</text:p>
          </table:table-cell>
          <table:table-cell table:style-name="ce10" table:formula="of:=[.AT11]-[.V11]" office:value-type="float" office:value="-315" calcext:value-type="float">
            <text:p>-315</text:p>
          </table:table-cell>
          <table:table-cell table:style-name="ce16" table:formula="of:=[.AU11]-[.W11]" office:value-type="float" office:value="-315" calcext:value-type="float">
            <text:p>-315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table:formula="of:=[.A25]" office:value-type="float" office:value="8" calcext:value-type="float">
            <text:p>8</text:p>
          </table:table-cell>
          <table:table-cell table:style-name="ce10" table:formula="of:=[.B25]" office:value-type="float" office:value="8" calcext:value-type="float">
            <text:p>8</text:p>
          </table:table-cell>
          <table:table-cell table:style-name="ce10" table:formula="of:=[.C25]" office:value-type="float" office:value="8" calcext:value-type="float">
            <text:p>8</text:p>
          </table:table-cell>
          <table:table-cell table:style-name="ce10" table:formula="of:=[.D25]" office:value-type="float" office:value="8" calcext:value-type="float">
            <text:p>8</text:p>
          </table:table-cell>
          <table:table-cell table:style-name="ce10" table:formula="of:=[.E25]" office:value-type="float" office:value="8" calcext:value-type="float">
            <text:p>8</text:p>
          </table:table-cell>
          <table:table-cell table:style-name="ce10" table:formula="of:=[.F25]" office:value-type="float" office:value="8" calcext:value-type="float">
            <text:p>8</text:p>
          </table:table-cell>
          <table:table-cell table:style-name="ce10" table:formula="of:=[.G25]" office:value-type="float" office:value="8" calcext:value-type="float">
            <text:p>8</text:p>
          </table:table-cell>
          <table:table-cell table:style-name="ce10" table:formula="of:=[.H25]" office:value-type="float" office:value="8" calcext:value-type="float">
            <text:p>8</text:p>
          </table:table-cell>
          <table:table-cell table:style-name="ce10" table:formula="of:=[.I25]" office:value-type="float" office:value="8" calcext:value-type="float">
            <text:p>8</text:p>
          </table:table-cell>
          <table:table-cell table:style-name="ce16" table:formula="of:=[.J25]" office:value-type="float" office:value="8" calcext:value-type="float">
            <text:p>8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-360" calcext:value-type="float">
            <text:p>-360</text:p>
          </table:table-cell>
          <table:table-cell table:style-name="ce10" table:formula="of:=[.AM12]-[.O12]" office:value-type="float" office:value="-360" calcext:value-type="float">
            <text:p>-360</text:p>
          </table:table-cell>
          <table:table-cell table:style-name="ce10" table:formula="of:=[.AN12]-[.P12]" office:value-type="float" office:value="-360" calcext:value-type="float">
            <text:p>-360</text:p>
          </table:table-cell>
          <table:table-cell table:style-name="ce10" table:formula="of:=[.AO12]-[.Q12]" office:value-type="float" office:value="-360" calcext:value-type="float">
            <text:p>-360</text:p>
          </table:table-cell>
          <table:table-cell table:style-name="ce10" table:formula="of:=[.AP12]-[.R12]" office:value-type="float" office:value="-360" calcext:value-type="float">
            <text:p>-360</text:p>
          </table:table-cell>
          <table:table-cell table:style-name="ce10" table:formula="of:=[.AQ12]-[.S12]" office:value-type="float" office:value="-360" calcext:value-type="float">
            <text:p>-360</text:p>
          </table:table-cell>
          <table:table-cell table:style-name="ce10" table:formula="of:=[.AR12]-[.T12]" office:value-type="float" office:value="-360" calcext:value-type="float">
            <text:p>-360</text:p>
          </table:table-cell>
          <table:table-cell table:style-name="ce10" table:formula="of:=[.AS12]-[.U12]" office:value-type="float" office:value="-360" calcext:value-type="float">
            <text:p>-360</text:p>
          </table:table-cell>
          <table:table-cell table:style-name="ce10" table:formula="of:=[.AT12]-[.V12]" office:value-type="float" office:value="-360" calcext:value-type="float">
            <text:p>-360</text:p>
          </table:table-cell>
          <table:table-cell table:style-name="ce16" table:formula="of:=[.AU12]-[.W12]" office:value-type="float" office:value="-360" calcext:value-type="float">
            <text:p>-36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table:formula="of:=[.A26]" office:value-type="float" office:value="9" calcext:value-type="float">
            <text:p>9</text:p>
          </table:table-cell>
          <table:table-cell table:style-name="ce11" table:formula="of:=[.B26]" office:value-type="float" office:value="9" calcext:value-type="float">
            <text:p>9</text:p>
          </table:table-cell>
          <table:table-cell table:style-name="ce11" table:formula="of:=[.C26]" office:value-type="float" office:value="9" calcext:value-type="float">
            <text:p>9</text:p>
          </table:table-cell>
          <table:table-cell table:style-name="ce11" table:formula="of:=[.D26]" office:value-type="float" office:value="9" calcext:value-type="float">
            <text:p>9</text:p>
          </table:table-cell>
          <table:table-cell table:style-name="ce11" table:formula="of:=[.E26]" office:value-type="float" office:value="9" calcext:value-type="float">
            <text:p>9</text:p>
          </table:table-cell>
          <table:table-cell table:style-name="ce11" table:formula="of:=[.F26]" office:value-type="float" office:value="9" calcext:value-type="float">
            <text:p>9</text:p>
          </table:table-cell>
          <table:table-cell table:style-name="ce11" table:formula="of:=[.G26]" office:value-type="float" office:value="9" calcext:value-type="float">
            <text:p>9</text:p>
          </table:table-cell>
          <table:table-cell table:style-name="ce11" table:formula="of:=[.H26]" office:value-type="float" office:value="9" calcext:value-type="float">
            <text:p>9</text:p>
          </table:table-cell>
          <table:table-cell table:style-name="ce11" table:formula="of:=[.I26]" office:value-type="float" office:value="9" calcext:value-type="float">
            <text:p>9</text:p>
          </table:table-cell>
          <table:table-cell table:style-name="ce17" table:formula="of:=[.J26]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-405" calcext:value-type="float">
            <text:p>-405</text:p>
          </table:table-cell>
          <table:table-cell table:style-name="ce11" table:formula="of:=[.AM13]-[.O13]" office:value-type="float" office:value="-405" calcext:value-type="float">
            <text:p>-405</text:p>
          </table:table-cell>
          <table:table-cell table:style-name="ce11" table:formula="of:=[.AN13]-[.P13]" office:value-type="float" office:value="-405" calcext:value-type="float">
            <text:p>-405</text:p>
          </table:table-cell>
          <table:table-cell table:style-name="ce11" table:formula="of:=[.AO13]-[.Q13]" office:value-type="float" office:value="-405" calcext:value-type="float">
            <text:p>-405</text:p>
          </table:table-cell>
          <table:table-cell table:style-name="ce11" table:formula="of:=[.AP13]-[.R13]" office:value-type="float" office:value="-405" calcext:value-type="float">
            <text:p>-405</text:p>
          </table:table-cell>
          <table:table-cell table:style-name="ce11" table:formula="of:=[.AQ13]-[.S13]" office:value-type="float" office:value="-405" calcext:value-type="float">
            <text:p>-405</text:p>
          </table:table-cell>
          <table:table-cell table:style-name="ce11" table:formula="of:=[.AR13]-[.T13]" office:value-type="float" office:value="-405" calcext:value-type="float">
            <text:p>-405</text:p>
          </table:table-cell>
          <table:table-cell table:style-name="ce11" table:formula="of:=[.AS13]-[.U13]" office:value-type="float" office:value="-405" calcext:value-type="float">
            <text:p>-405</text:p>
          </table:table-cell>
          <table:table-cell table:style-name="ce11" table:formula="of:=[.AT13]-[.V13]" office:value-type="float" office:value="-405" calcext:value-type="float">
            <text:p>-405</text:p>
          </table:table-cell>
          <table:table-cell table:style-name="ce17" table:formula="of:=[.AU13]-[.W13]" office:value-type="float" office:value="-405" calcext:value-type="float">
            <text:p>-405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andom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278" calcext:value-type="float">
            <text:p>278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357" calcext:value-type="float">
            <text:p>357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303" calcext:value-type="float">
            <text:p>303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377" calcext:value-type="float">
            <text:p>377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361" calcext:value-type="float">
            <text:p>361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261" calcext:value-type="float">
            <text:p>261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288" calcext:value-type="float">
            <text:p>288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251" calcext:value-type="float">
            <text:p>251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428" calcext:value-type="float">
            <text:p>428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6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290" calcext:value-type="float">
            <text:p>290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323" calcext:value-type="float">
            <text:p>323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301" calcext:value-type="float">
            <text:p>301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264" calcext:value-type="float">
            <text:p>264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348" calcext:value-type="float">
            <text:p>348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268" calcext:value-type="float">
            <text:p>268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300" calcext:value-type="float">
            <text:p>300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248" calcext:value-type="float">
            <text:p>248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389" calcext:value-type="float">
            <text:p>389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355" calcext:value-type="float">
            <text:p>355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6" office:value-type="float" office:value="355" calcext:value-type="float">
            <text:p>355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289" calcext:value-type="float">
            <text:p>289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342" calcext:value-type="float">
            <text:p>342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287" calcext:value-type="float">
            <text:p>287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316" calcext:value-type="float">
            <text:p>316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358" calcext:value-type="float">
            <text:p>358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263" calcext:value-type="float">
            <text:p>263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274" calcext:value-type="float">
            <text:p>274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268" calcext:value-type="float">
            <text:p>268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451" calcext:value-type="float">
            <text:p>451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385" calcext:value-type="float">
            <text:p>385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6" office:value-type="float" office:value="385" calcext:value-type="float">
            <text:p>385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353" calcext:value-type="float">
            <text:p>353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323" calcext:value-type="float">
            <text:p>323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330" calcext:value-type="float">
            <text:p>330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400" calcext:value-type="float">
            <text:p>400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375" calcext:value-type="float">
            <text:p>37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295" calcext:value-type="float">
            <text:p>295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327" calcext:value-type="float">
            <text:p>327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276" calcext:value-type="float">
            <text:p>276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456" calcext:value-type="float">
            <text:p>456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348" calcext:value-type="float">
            <text:p>348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6" office:value-type="float" office:value="348" calcext:value-type="float">
            <text:p>348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350" calcext:value-type="float">
            <text:p>350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344" calcext:value-type="float">
            <text:p>344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352" calcext:value-type="float">
            <text:p>352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406" calcext:value-type="float">
            <text:p>406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369" calcext:value-type="float">
            <text:p>369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266" calcext:value-type="float">
            <text:p>266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349" calcext:value-type="float">
            <text:p>349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236" calcext:value-type="float">
            <text:p>236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439" calcext:value-type="float">
            <text:p>439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340" calcext:value-type="float">
            <text:p>34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6" office:value-type="float" office:value="340" calcext:value-type="float">
            <text:p>34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198" calcext:value-type="float">
            <text:p>198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196" calcext:value-type="float">
            <text:p>196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186" calcext:value-type="float">
            <text:p>186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254" calcext:value-type="float">
            <text:p>254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238" calcext:value-type="float">
            <text:p>238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205" calcext:value-type="float">
            <text:p>205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183" calcext:value-type="float">
            <text:p>183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196" calcext:value-type="float">
            <text:p>196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274" calcext:value-type="float">
            <text:p>274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253" calcext:value-type="float">
            <text:p>253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6" office:value-type="float" office:value="253" calcext:value-type="float">
            <text:p>253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404" calcext:value-type="float">
            <text:p>404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413" calcext:value-type="float">
            <text:p>413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374" calcext:value-type="float">
            <text:p>374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427" calcext:value-type="float">
            <text:p>427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418" calcext:value-type="float">
            <text:p>418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319" calcext:value-type="float">
            <text:p>319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359" calcext:value-type="float">
            <text:p>359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306" calcext:value-type="float">
            <text:p>306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526" calcext:value-type="float">
            <text:p>526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445" calcext:value-type="float">
            <text:p>445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6" office:value-type="float" office:value="445" calcext:value-type="float">
            <text:p>445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249" calcext:value-type="float">
            <text:p>249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295" calcext:value-type="float">
            <text:p>295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265" calcext:value-type="float">
            <text:p>265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301" calcext:value-type="float">
            <text:p>301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303" calcext:value-type="float">
            <text:p>303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218" calcext:value-type="float">
            <text:p>218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269" calcext:value-type="float">
            <text:p>269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223" calcext:value-type="float">
            <text:p>223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341" calcext:value-type="float">
            <text:p>341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301" calcext:value-type="float">
            <text:p>301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6" office:value-type="float" office:value="301" calcext:value-type="float">
            <text:p>301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405" calcext:value-type="float">
            <text:p>405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408" calcext:value-type="float">
            <text:p>408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342" calcext:value-type="float">
            <text:p>342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418" calcext:value-type="float">
            <text:p>418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463" calcext:value-type="float">
            <text:p>463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360" calcext:value-type="float">
            <text:p>36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336" calcext:value-type="float">
            <text:p>336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329" calcext:value-type="float">
            <text:p>329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535" calcext:value-type="float">
            <text:p>535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463" calcext:value-type="float">
            <text:p>463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6" office:value-type="float" office:value="463" calcext:value-type="float">
            <text:p>463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413" calcext:value-type="float">
            <text:p>413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381" calcext:value-type="float">
            <text:p>381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345" calcext:value-type="float">
            <text:p>345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429" calcext:value-type="float">
            <text:p>429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379" calcext:value-type="float">
            <text:p>379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345" calcext:value-type="float">
            <text:p>345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287" calcext:value-type="float">
            <text:p>287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272" calcext:value-type="float">
            <text:p>272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525" calcext:value-type="float">
            <text:p>525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412" calcext:value-type="float">
            <text:p>412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17" office:value-type="float" office:value="412" calcext:value-type="float">
            <text:p>412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-278" calcext:value-type="float">
            <text:p>-278</text:p>
          </table:table-cell>
          <table:table-cell table:style-name="ce10" table:formula="of:=[.AM4]-[.O4]" office:value-type="float" office:value="-357" calcext:value-type="float">
            <text:p>-357</text:p>
          </table:table-cell>
          <table:table-cell table:style-name="ce10" table:formula="of:=[.AN4]-[.P4]" office:value-type="float" office:value="-303" calcext:value-type="float">
            <text:p>-303</text:p>
          </table:table-cell>
          <table:table-cell table:style-name="ce10" table:formula="of:=[.AO4]-[.Q4]" office:value-type="float" office:value="-377" calcext:value-type="float">
            <text:p>-377</text:p>
          </table:table-cell>
          <table:table-cell table:style-name="ce10" table:formula="of:=[.AP4]-[.R4]" office:value-type="float" office:value="-361" calcext:value-type="float">
            <text:p>-361</text:p>
          </table:table-cell>
          <table:table-cell table:style-name="ce10" table:formula="of:=[.AQ4]-[.S4]" office:value-type="float" office:value="-261" calcext:value-type="float">
            <text:p>-261</text:p>
          </table:table-cell>
          <table:table-cell table:style-name="ce10" table:formula="of:=[.AR4]-[.T4]" office:value-type="float" office:value="-288" calcext:value-type="float">
            <text:p>-288</text:p>
          </table:table-cell>
          <table:table-cell table:style-name="ce10" table:formula="of:=[.AS4]-[.U4]" office:value-type="float" office:value="-251" calcext:value-type="float">
            <text:p>-251</text:p>
          </table:table-cell>
          <table:table-cell table:style-name="ce10" table:formula="of:=[.AT4]-[.V4]" office:value-type="float" office:value="-428" calcext:value-type="float">
            <text:p>-428</text:p>
          </table:table-cell>
          <table:table-cell table:style-name="ce16" table:formula="of:=[.AU4]-[.W4]" office:value-type="float" office:value="-372" calcext:value-type="float">
            <text:p>-372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0" calcext:value-type="float">
            <text:p>0</text:p>
          </table:table-cell>
          <table:table-cell table:style-name="ce10" table:formula="of:=[.AA5]-[.O5]" office:value-type="float" office:value="0" calcext:value-type="float">
            <text:p>0</text:p>
          </table:table-cell>
          <table:table-cell table:style-name="ce10" table:formula="of:=[.AB5]-[.P5]" office:value-type="float" office:value="0" calcext:value-type="float">
            <text:p>0</text:p>
          </table:table-cell>
          <table:table-cell table:style-name="ce10" table:formula="of:=[.AC5]-[.Q5]" office:value-type="float" office:value="0" calcext:value-type="float">
            <text:p>0</text:p>
          </table:table-cell>
          <table:table-cell table:style-name="ce10" table:formula="of:=[.AD5]-[.R5]" office:value-type="float" office:value="0" calcext:value-type="float">
            <text:p>0</text:p>
          </table:table-cell>
          <table:table-cell table:style-name="ce10" table:formula="of:=[.AE5]-[.S5]" office:value-type="float" office:value="0" calcext:value-type="float">
            <text:p>0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-290" calcext:value-type="float">
            <text:p>-290</text:p>
          </table:table-cell>
          <table:table-cell table:style-name="ce10" table:formula="of:=[.AM5]-[.O5]" office:value-type="float" office:value="-323" calcext:value-type="float">
            <text:p>-323</text:p>
          </table:table-cell>
          <table:table-cell table:style-name="ce10" table:formula="of:=[.AN5]-[.P5]" office:value-type="float" office:value="-301" calcext:value-type="float">
            <text:p>-301</text:p>
          </table:table-cell>
          <table:table-cell table:style-name="ce10" table:formula="of:=[.AO5]-[.Q5]" office:value-type="float" office:value="-264" calcext:value-type="float">
            <text:p>-264</text:p>
          </table:table-cell>
          <table:table-cell table:style-name="ce10" table:formula="of:=[.AP5]-[.R5]" office:value-type="float" office:value="-348" calcext:value-type="float">
            <text:p>-348</text:p>
          </table:table-cell>
          <table:table-cell table:style-name="ce10" table:formula="of:=[.AQ5]-[.S5]" office:value-type="float" office:value="-268" calcext:value-type="float">
            <text:p>-268</text:p>
          </table:table-cell>
          <table:table-cell table:style-name="ce10" table:formula="of:=[.AR5]-[.T5]" office:value-type="float" office:value="-300" calcext:value-type="float">
            <text:p>-300</text:p>
          </table:table-cell>
          <table:table-cell table:style-name="ce10" table:formula="of:=[.AS5]-[.U5]" office:value-type="float" office:value="-248" calcext:value-type="float">
            <text:p>-248</text:p>
          </table:table-cell>
          <table:table-cell table:style-name="ce10" table:formula="of:=[.AT5]-[.V5]" office:value-type="float" office:value="-389" calcext:value-type="float">
            <text:p>-389</text:p>
          </table:table-cell>
          <table:table-cell table:style-name="ce16" table:formula="of:=[.AU5]-[.W5]" office:value-type="float" office:value="-355" calcext:value-type="float">
            <text:p>-355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0" calcext:value-type="float">
            <text:p>0</text:p>
          </table:table-cell>
          <table:table-cell table:style-name="ce10" table:formula="of:=[.AA6]-[.O6]" office:value-type="float" office:value="0" calcext:value-type="float">
            <text:p>0</text:p>
          </table:table-cell>
          <table:table-cell table:style-name="ce10" table:formula="of:=[.AB6]-[.P6]" office:value-type="float" office:value="0" calcext:value-type="float">
            <text:p>0</text:p>
          </table:table-cell>
          <table:table-cell table:style-name="ce10" table:formula="of:=[.AC6]-[.Q6]" office:value-type="float" office:value="0" calcext:value-type="float">
            <text:p>0</text:p>
          </table:table-cell>
          <table:table-cell table:style-name="ce10" table:formula="of:=[.AD6]-[.R6]" office:value-type="float" office:value="0" calcext:value-type="float">
            <text:p>0</text:p>
          </table:table-cell>
          <table:table-cell table:style-name="ce10" table:formula="of:=[.AE6]-[.S6]" office:value-type="float" office:value="0" calcext:value-type="float">
            <text:p>0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-289" calcext:value-type="float">
            <text:p>-289</text:p>
          </table:table-cell>
          <table:table-cell table:style-name="ce10" table:formula="of:=[.AM6]-[.O6]" office:value-type="float" office:value="-342" calcext:value-type="float">
            <text:p>-342</text:p>
          </table:table-cell>
          <table:table-cell table:style-name="ce10" table:formula="of:=[.AN6]-[.P6]" office:value-type="float" office:value="-287" calcext:value-type="float">
            <text:p>-287</text:p>
          </table:table-cell>
          <table:table-cell table:style-name="ce10" table:formula="of:=[.AO6]-[.Q6]" office:value-type="float" office:value="-316" calcext:value-type="float">
            <text:p>-316</text:p>
          </table:table-cell>
          <table:table-cell table:style-name="ce10" table:formula="of:=[.AP6]-[.R6]" office:value-type="float" office:value="-358" calcext:value-type="float">
            <text:p>-358</text:p>
          </table:table-cell>
          <table:table-cell table:style-name="ce10" table:formula="of:=[.AQ6]-[.S6]" office:value-type="float" office:value="-263" calcext:value-type="float">
            <text:p>-263</text:p>
          </table:table-cell>
          <table:table-cell table:style-name="ce10" table:formula="of:=[.AR6]-[.T6]" office:value-type="float" office:value="-274" calcext:value-type="float">
            <text:p>-274</text:p>
          </table:table-cell>
          <table:table-cell table:style-name="ce10" table:formula="of:=[.AS6]-[.U6]" office:value-type="float" office:value="-268" calcext:value-type="float">
            <text:p>-268</text:p>
          </table:table-cell>
          <table:table-cell table:style-name="ce10" table:formula="of:=[.AT6]-[.V6]" office:value-type="float" office:value="-451" calcext:value-type="float">
            <text:p>-451</text:p>
          </table:table-cell>
          <table:table-cell table:style-name="ce16" table:formula="of:=[.AU6]-[.W6]" office:value-type="float" office:value="-385" calcext:value-type="float">
            <text:p>-385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0" calcext:value-type="float">
            <text:p>0</text:p>
          </table:table-cell>
          <table:table-cell table:style-name="ce10" table:formula="of:=[.AA7]-[.O7]" office:value-type="float" office:value="0" calcext:value-type="float">
            <text:p>0</text:p>
          </table:table-cell>
          <table:table-cell table:style-name="ce10" table:formula="of:=[.AB7]-[.P7]" office:value-type="float" office:value="0" calcext:value-type="float">
            <text:p>0</text:p>
          </table:table-cell>
          <table:table-cell table:style-name="ce10" table:formula="of:=[.AC7]-[.Q7]" office:value-type="float" office:value="0" calcext:value-type="float">
            <text:p>0</text:p>
          </table:table-cell>
          <table:table-cell table:style-name="ce10" table:formula="of:=[.AD7]-[.R7]" office:value-type="float" office:value="0" calcext:value-type="float">
            <text:p>0</text:p>
          </table:table-cell>
          <table:table-cell table:style-name="ce10" table:formula="of:=[.AE7]-[.S7]" office:value-type="float" office:value="0" calcext:value-type="float">
            <text:p>0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-353" calcext:value-type="float">
            <text:p>-353</text:p>
          </table:table-cell>
          <table:table-cell table:style-name="ce10" table:formula="of:=[.AM7]-[.O7]" office:value-type="float" office:value="-323" calcext:value-type="float">
            <text:p>-323</text:p>
          </table:table-cell>
          <table:table-cell table:style-name="ce10" table:formula="of:=[.AN7]-[.P7]" office:value-type="float" office:value="-330" calcext:value-type="float">
            <text:p>-330</text:p>
          </table:table-cell>
          <table:table-cell table:style-name="ce10" table:formula="of:=[.AO7]-[.Q7]" office:value-type="float" office:value="-400" calcext:value-type="float">
            <text:p>-400</text:p>
          </table:table-cell>
          <table:table-cell table:style-name="ce10" table:formula="of:=[.AP7]-[.R7]" office:value-type="float" office:value="-375" calcext:value-type="float">
            <text:p>-375</text:p>
          </table:table-cell>
          <table:table-cell table:style-name="ce10" table:formula="of:=[.AQ7]-[.S7]" office:value-type="float" office:value="-295" calcext:value-type="float">
            <text:p>-295</text:p>
          </table:table-cell>
          <table:table-cell table:style-name="ce10" table:formula="of:=[.AR7]-[.T7]" office:value-type="float" office:value="-327" calcext:value-type="float">
            <text:p>-327</text:p>
          </table:table-cell>
          <table:table-cell table:style-name="ce10" table:formula="of:=[.AS7]-[.U7]" office:value-type="float" office:value="-276" calcext:value-type="float">
            <text:p>-276</text:p>
          </table:table-cell>
          <table:table-cell table:style-name="ce10" table:formula="of:=[.AT7]-[.V7]" office:value-type="float" office:value="-456" calcext:value-type="float">
            <text:p>-456</text:p>
          </table:table-cell>
          <table:table-cell table:style-name="ce16" table:formula="of:=[.AU7]-[.W7]" office:value-type="float" office:value="-348" calcext:value-type="float">
            <text:p>-348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0" calcext:value-type="float">
            <text:p>0</text:p>
          </table:table-cell>
          <table:table-cell table:style-name="ce10" table:formula="of:=[.AA8]-[.O8]" office:value-type="float" office:value="0" calcext:value-type="float">
            <text:p>0</text:p>
          </table:table-cell>
          <table:table-cell table:style-name="ce10" table:formula="of:=[.AB8]-[.P8]" office:value-type="float" office:value="0" calcext:value-type="float">
            <text:p>0</text:p>
          </table:table-cell>
          <table:table-cell table:style-name="ce10" table:formula="of:=[.AC8]-[.Q8]" office:value-type="float" office:value="0" calcext:value-type="float">
            <text:p>0</text:p>
          </table:table-cell>
          <table:table-cell table:style-name="ce10" table:formula="of:=[.AD8]-[.R8]" office:value-type="float" office:value="0" calcext:value-type="float">
            <text:p>0</text:p>
          </table:table-cell>
          <table:table-cell table:style-name="ce10" table:formula="of:=[.AE8]-[.S8]" office:value-type="float" office:value="0" calcext:value-type="float">
            <text:p>0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-350" calcext:value-type="float">
            <text:p>-350</text:p>
          </table:table-cell>
          <table:table-cell table:style-name="ce10" table:formula="of:=[.AM8]-[.O8]" office:value-type="float" office:value="-344" calcext:value-type="float">
            <text:p>-344</text:p>
          </table:table-cell>
          <table:table-cell table:style-name="ce10" table:formula="of:=[.AN8]-[.P8]" office:value-type="float" office:value="-352" calcext:value-type="float">
            <text:p>-352</text:p>
          </table:table-cell>
          <table:table-cell table:style-name="ce10" table:formula="of:=[.AO8]-[.Q8]" office:value-type="float" office:value="-406" calcext:value-type="float">
            <text:p>-406</text:p>
          </table:table-cell>
          <table:table-cell table:style-name="ce10" table:formula="of:=[.AP8]-[.R8]" office:value-type="float" office:value="-369" calcext:value-type="float">
            <text:p>-369</text:p>
          </table:table-cell>
          <table:table-cell table:style-name="ce10" table:formula="of:=[.AQ8]-[.S8]" office:value-type="float" office:value="-266" calcext:value-type="float">
            <text:p>-266</text:p>
          </table:table-cell>
          <table:table-cell table:style-name="ce10" table:formula="of:=[.AR8]-[.T8]" office:value-type="float" office:value="-349" calcext:value-type="float">
            <text:p>-349</text:p>
          </table:table-cell>
          <table:table-cell table:style-name="ce10" table:formula="of:=[.AS8]-[.U8]" office:value-type="float" office:value="-236" calcext:value-type="float">
            <text:p>-236</text:p>
          </table:table-cell>
          <table:table-cell table:style-name="ce10" table:formula="of:=[.AT8]-[.V8]" office:value-type="float" office:value="-439" calcext:value-type="float">
            <text:p>-439</text:p>
          </table:table-cell>
          <table:table-cell table:style-name="ce16" table:formula="of:=[.AU8]-[.W8]" office:value-type="float" office:value="-340" calcext:value-type="float">
            <text:p>-34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0" calcext:value-type="float">
            <text:p>0</text:p>
          </table:table-cell>
          <table:table-cell table:style-name="ce10" table:formula="of:=[.AA9]-[.O9]" office:value-type="float" office:value="0" calcext:value-type="float">
            <text:p>0</text:p>
          </table:table-cell>
          <table:table-cell table:style-name="ce10" table:formula="of:=[.AB9]-[.P9]" office:value-type="float" office:value="0" calcext:value-type="float">
            <text:p>0</text:p>
          </table:table-cell>
          <table:table-cell table:style-name="ce10" table:formula="of:=[.AC9]-[.Q9]" office:value-type="float" office:value="0" calcext:value-type="float">
            <text:p>0</text:p>
          </table:table-cell>
          <table:table-cell table:style-name="ce10" table:formula="of:=[.AD9]-[.R9]" office:value-type="float" office:value="0" calcext:value-type="float">
            <text:p>0</text:p>
          </table:table-cell>
          <table:table-cell table:style-name="ce10" table:formula="of:=[.AE9]-[.S9]" office:value-type="float" office:value="0" calcext:value-type="float">
            <text:p>0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-198" calcext:value-type="float">
            <text:p>-198</text:p>
          </table:table-cell>
          <table:table-cell table:style-name="ce10" table:formula="of:=[.AM9]-[.O9]" office:value-type="float" office:value="-196" calcext:value-type="float">
            <text:p>-196</text:p>
          </table:table-cell>
          <table:table-cell table:style-name="ce10" table:formula="of:=[.AN9]-[.P9]" office:value-type="float" office:value="-186" calcext:value-type="float">
            <text:p>-186</text:p>
          </table:table-cell>
          <table:table-cell table:style-name="ce10" table:formula="of:=[.AO9]-[.Q9]" office:value-type="float" office:value="-254" calcext:value-type="float">
            <text:p>-254</text:p>
          </table:table-cell>
          <table:table-cell table:style-name="ce10" table:formula="of:=[.AP9]-[.R9]" office:value-type="float" office:value="-238" calcext:value-type="float">
            <text:p>-238</text:p>
          </table:table-cell>
          <table:table-cell table:style-name="ce10" table:formula="of:=[.AQ9]-[.S9]" office:value-type="float" office:value="-205" calcext:value-type="float">
            <text:p>-205</text:p>
          </table:table-cell>
          <table:table-cell table:style-name="ce10" table:formula="of:=[.AR9]-[.T9]" office:value-type="float" office:value="-183" calcext:value-type="float">
            <text:p>-183</text:p>
          </table:table-cell>
          <table:table-cell table:style-name="ce10" table:formula="of:=[.AS9]-[.U9]" office:value-type="float" office:value="-196" calcext:value-type="float">
            <text:p>-196</text:p>
          </table:table-cell>
          <table:table-cell table:style-name="ce10" table:formula="of:=[.AT9]-[.V9]" office:value-type="float" office:value="-274" calcext:value-type="float">
            <text:p>-274</text:p>
          </table:table-cell>
          <table:table-cell table:style-name="ce16" table:formula="of:=[.AU9]-[.W9]" office:value-type="float" office:value="-253" calcext:value-type="float">
            <text:p>-253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-404" calcext:value-type="float">
            <text:p>-404</text:p>
          </table:table-cell>
          <table:table-cell table:style-name="ce10" table:formula="of:=[.AM10]-[.O10]" office:value-type="float" office:value="-413" calcext:value-type="float">
            <text:p>-413</text:p>
          </table:table-cell>
          <table:table-cell table:style-name="ce10" table:formula="of:=[.AN10]-[.P10]" office:value-type="float" office:value="-374" calcext:value-type="float">
            <text:p>-374</text:p>
          </table:table-cell>
          <table:table-cell table:style-name="ce10" table:formula="of:=[.AO10]-[.Q10]" office:value-type="float" office:value="-427" calcext:value-type="float">
            <text:p>-427</text:p>
          </table:table-cell>
          <table:table-cell table:style-name="ce10" table:formula="of:=[.AP10]-[.R10]" office:value-type="float" office:value="-418" calcext:value-type="float">
            <text:p>-418</text:p>
          </table:table-cell>
          <table:table-cell table:style-name="ce10" table:formula="of:=[.AQ10]-[.S10]" office:value-type="float" office:value="-319" calcext:value-type="float">
            <text:p>-319</text:p>
          </table:table-cell>
          <table:table-cell table:style-name="ce10" table:formula="of:=[.AR10]-[.T10]" office:value-type="float" office:value="-359" calcext:value-type="float">
            <text:p>-359</text:p>
          </table:table-cell>
          <table:table-cell table:style-name="ce10" table:formula="of:=[.AS10]-[.U10]" office:value-type="float" office:value="-306" calcext:value-type="float">
            <text:p>-306</text:p>
          </table:table-cell>
          <table:table-cell table:style-name="ce10" table:formula="of:=[.AT10]-[.V10]" office:value-type="float" office:value="-526" calcext:value-type="float">
            <text:p>-526</text:p>
          </table:table-cell>
          <table:table-cell table:style-name="ce16" table:formula="of:=[.AU10]-[.W10]" office:value-type="float" office:value="-445" calcext:value-type="float">
            <text:p>-445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-249" calcext:value-type="float">
            <text:p>-249</text:p>
          </table:table-cell>
          <table:table-cell table:style-name="ce10" table:formula="of:=[.AM11]-[.O11]" office:value-type="float" office:value="-295" calcext:value-type="float">
            <text:p>-295</text:p>
          </table:table-cell>
          <table:table-cell table:style-name="ce10" table:formula="of:=[.AN11]-[.P11]" office:value-type="float" office:value="-265" calcext:value-type="float">
            <text:p>-265</text:p>
          </table:table-cell>
          <table:table-cell table:style-name="ce10" table:formula="of:=[.AO11]-[.Q11]" office:value-type="float" office:value="-301" calcext:value-type="float">
            <text:p>-301</text:p>
          </table:table-cell>
          <table:table-cell table:style-name="ce10" table:formula="of:=[.AP11]-[.R11]" office:value-type="float" office:value="-303" calcext:value-type="float">
            <text:p>-303</text:p>
          </table:table-cell>
          <table:table-cell table:style-name="ce10" table:formula="of:=[.AQ11]-[.S11]" office:value-type="float" office:value="-218" calcext:value-type="float">
            <text:p>-218</text:p>
          </table:table-cell>
          <table:table-cell table:style-name="ce10" table:formula="of:=[.AR11]-[.T11]" office:value-type="float" office:value="-269" calcext:value-type="float">
            <text:p>-269</text:p>
          </table:table-cell>
          <table:table-cell table:style-name="ce10" table:formula="of:=[.AS11]-[.U11]" office:value-type="float" office:value="-223" calcext:value-type="float">
            <text:p>-223</text:p>
          </table:table-cell>
          <table:table-cell table:style-name="ce10" table:formula="of:=[.AT11]-[.V11]" office:value-type="float" office:value="-341" calcext:value-type="float">
            <text:p>-341</text:p>
          </table:table-cell>
          <table:table-cell table:style-name="ce16" table:formula="of:=[.AU11]-[.W11]" office:value-type="float" office:value="-301" calcext:value-type="float">
            <text:p>-301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-405" calcext:value-type="float">
            <text:p>-405</text:p>
          </table:table-cell>
          <table:table-cell table:style-name="ce10" table:formula="of:=[.AM12]-[.O12]" office:value-type="float" office:value="-408" calcext:value-type="float">
            <text:p>-408</text:p>
          </table:table-cell>
          <table:table-cell table:style-name="ce10" table:formula="of:=[.AN12]-[.P12]" office:value-type="float" office:value="-342" calcext:value-type="float">
            <text:p>-342</text:p>
          </table:table-cell>
          <table:table-cell table:style-name="ce10" table:formula="of:=[.AO12]-[.Q12]" office:value-type="float" office:value="-418" calcext:value-type="float">
            <text:p>-418</text:p>
          </table:table-cell>
          <table:table-cell table:style-name="ce10" table:formula="of:=[.AP12]-[.R12]" office:value-type="float" office:value="-463" calcext:value-type="float">
            <text:p>-463</text:p>
          </table:table-cell>
          <table:table-cell table:style-name="ce10" table:formula="of:=[.AQ12]-[.S12]" office:value-type="float" office:value="-360" calcext:value-type="float">
            <text:p>-360</text:p>
          </table:table-cell>
          <table:table-cell table:style-name="ce10" table:formula="of:=[.AR12]-[.T12]" office:value-type="float" office:value="-336" calcext:value-type="float">
            <text:p>-336</text:p>
          </table:table-cell>
          <table:table-cell table:style-name="ce10" table:formula="of:=[.AS12]-[.U12]" office:value-type="float" office:value="-329" calcext:value-type="float">
            <text:p>-329</text:p>
          </table:table-cell>
          <table:table-cell table:style-name="ce10" table:formula="of:=[.AT12]-[.V12]" office:value-type="float" office:value="-535" calcext:value-type="float">
            <text:p>-535</text:p>
          </table:table-cell>
          <table:table-cell table:style-name="ce16" table:formula="of:=[.AU12]-[.W12]" office:value-type="float" office:value="-463" calcext:value-type="float">
            <text:p>-463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-413" calcext:value-type="float">
            <text:p>-413</text:p>
          </table:table-cell>
          <table:table-cell table:style-name="ce11" table:formula="of:=[.AM13]-[.O13]" office:value-type="float" office:value="-381" calcext:value-type="float">
            <text:p>-381</text:p>
          </table:table-cell>
          <table:table-cell table:style-name="ce11" table:formula="of:=[.AN13]-[.P13]" office:value-type="float" office:value="-345" calcext:value-type="float">
            <text:p>-345</text:p>
          </table:table-cell>
          <table:table-cell table:style-name="ce11" table:formula="of:=[.AO13]-[.Q13]" office:value-type="float" office:value="-429" calcext:value-type="float">
            <text:p>-429</text:p>
          </table:table-cell>
          <table:table-cell table:style-name="ce11" table:formula="of:=[.AP13]-[.R13]" office:value-type="float" office:value="-379" calcext:value-type="float">
            <text:p>-379</text:p>
          </table:table-cell>
          <table:table-cell table:style-name="ce11" table:formula="of:=[.AQ13]-[.S13]" office:value-type="float" office:value="-345" calcext:value-type="float">
            <text:p>-345</text:p>
          </table:table-cell>
          <table:table-cell table:style-name="ce11" table:formula="of:=[.AR13]-[.T13]" office:value-type="float" office:value="-287" calcext:value-type="float">
            <text:p>-287</text:p>
          </table:table-cell>
          <table:table-cell table:style-name="ce11" table:formula="of:=[.AS13]-[.U13]" office:value-type="float" office:value="-272" calcext:value-type="float">
            <text:p>-272</text:p>
          </table:table-cell>
          <table:table-cell table:style-name="ce11" table:formula="of:=[.AT13]-[.V13]" office:value-type="float" office:value="-525" calcext:value-type="float">
            <text:p>-525</text:p>
          </table:table-cell>
          <table:table-cell table:style-name="ce17" table:formula="of:=[.AU13]-[.W13]" office:value-type="float" office:value="-412" calcext:value-type="float">
            <text:p>-412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Bijk" table:style-name="ta1">
        <table:table-column table:style-name="co2" table:default-cell-style-name="ce7"/>
        <table:table-column table:style-name="co3" table:number-columns-repeated="1023" table:default-cell-style-name="ce19"/>
        <table:table-row table:style-name="ro3" table:number-rows-repeated="2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5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9" table:formula="of:=[.B3]+1" office:value-type="float" office:value="1" calcext:value-type="float">
            <text:p>1</text:p>
          </table:table-cell>
          <table:table-cell table:style-name="ce39" table:formula="of:=[.C3]+1" office:value-type="float" office:value="2" calcext:value-type="float">
            <text:p>2</text:p>
          </table:table-cell>
          <table:table-cell table:style-name="ce39" table:formula="of:=[.D3]+1" office:value-type="float" office:value="3" calcext:value-type="float">
            <text:p>3</text:p>
          </table:table-cell>
          <table:table-cell table:style-name="ce39" table:formula="of:=[.E3]+1" office:value-type="float" office:value="4" calcext:value-type="float">
            <text:p>4</text:p>
          </table:table-cell>
          <table:table-cell table:style-name="ce39" table:formula="of:=[.F3]+1" office:value-type="float" office:value="5" calcext:value-type="float">
            <text:p>5</text:p>
          </table:table-cell>
          <table:table-cell table:style-name="ce39" table:formula="of:=[.G3]+1" office:value-type="float" office:value="6" calcext:value-type="float">
            <text:p>6</text:p>
          </table:table-cell>
          <table:table-cell table:style-name="ce39" table:formula="of:=[.H3]+1" office:value-type="float" office:value="7" calcext:value-type="float">
            <text:p>7</text:p>
          </table:table-cell>
          <table:table-cell table:style-name="ce39" table:formula="of:=[.I3]+1" office:value-type="float" office:value="8" calcext:value-type="float">
            <text:p>8</text:p>
          </table:table-cell>
          <table:table-cell table:style-name="ce40" table:formula="of:=[.J3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4]+1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5]+1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6]+1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7]+1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8]+1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0]+1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1]+1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41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12]+1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5"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style-name="ce39" table:formula="of:=[.B15]+1" office:value-type="float" office:value="1" calcext:value-type="float">
            <text:p>1</text:p>
          </table:table-cell>
          <table:table-cell table:style-name="ce39" table:formula="of:=[.C15]+1" office:value-type="float" office:value="2" calcext:value-type="float">
            <text:p>2</text:p>
          </table:table-cell>
          <table:table-cell table:style-name="ce39" table:formula="of:=[.D15]+1" office:value-type="float" office:value="3" calcext:value-type="float">
            <text:p>3</text:p>
          </table:table-cell>
          <table:table-cell table:style-name="ce39" table:formula="of:=[.E15]+1" office:value-type="float" office:value="4" calcext:value-type="float">
            <text:p>4</text:p>
          </table:table-cell>
          <table:table-cell table:style-name="ce39" table:formula="of:=[.F15]+1" office:value-type="float" office:value="5" calcext:value-type="float">
            <text:p>5</text:p>
          </table:table-cell>
          <table:table-cell table:style-name="ce39" table:formula="of:=[.G15]+1" office:value-type="float" office:value="6" calcext:value-type="float">
            <text:p>6</text:p>
          </table:table-cell>
          <table:table-cell table:style-name="ce39" table:formula="of:=[.H15]+1" office:value-type="float" office:value="7" calcext:value-type="float">
            <text:p>7</text:p>
          </table:table-cell>
          <table:table-cell table:style-name="ce39" table:formula="of:=[.I15]+1" office:value-type="float" office:value="8" calcext:value-type="float">
            <text:p>8</text:p>
          </table:table-cell>
          <table:table-cell table:style-name="ce40" table:formula="of:=[.J15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6]+1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1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7]+1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8]+1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9]+1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0]+1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1]+1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2]+1" office:value-type="float" office:value="7" calcext:value-type="float">
            <text:p>7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3]+1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24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6" office:value-type="string" calcext:value-type="string">
            <text:p>Excel – verifiy results</text:p>
          </table:table-cell>
          <table:table-cell table:style-name="ce6" table:number-columns-repeated="50"/>
          <table:table-cell table:number-columns-repeated="973"/>
        </table:table-row>
        <table:table-row table:style-name="ro4">
          <table:table-cell table:style-name="ce35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39" table:formula="of:=[.B28]+1" office:value-type="float" office:value="1" calcext:value-type="float">
            <text:p>1</text:p>
          </table:table-cell>
          <table:table-cell table:style-name="ce39" table:formula="of:=[.C28]+1" office:value-type="float" office:value="2" calcext:value-type="float">
            <text:p>2</text:p>
          </table:table-cell>
          <table:table-cell table:style-name="ce39" table:formula="of:=[.D28]+1" office:value-type="float" office:value="3" calcext:value-type="float">
            <text:p>3</text:p>
          </table:table-cell>
          <table:table-cell table:style-name="ce39" table:formula="of:=[.E28]+1" office:value-type="float" office:value="4" calcext:value-type="float">
            <text:p>4</text:p>
          </table:table-cell>
          <table:table-cell table:style-name="ce39" table:formula="of:=[.F28]+1" office:value-type="float" office:value="5" calcext:value-type="float">
            <text:p>5</text:p>
          </table:table-cell>
          <table:table-cell table:style-name="ce39" table:formula="of:=[.G28]+1" office:value-type="float" office:value="6" calcext:value-type="float">
            <text:p>6</text:p>
          </table:table-cell>
          <table:table-cell table:style-name="ce39" table:formula="of:=[.H28]+1" office:value-type="float" office:value="7" calcext:value-type="float">
            <text:p>7</text:p>
          </table:table-cell>
          <table:table-cell table:style-name="ce39" table:formula="of:=[.I28]+1" office:value-type="float" office:value="8" calcext:value-type="float">
            <text:p>8</text:p>
          </table:table-cell>
          <table:table-cell table:style-name="ce40" table:formula="of:=[.J28]+1" office:value-type="float" office:value="9" calcext:value-type="float">
            <text:p>9</text:p>
          </table:table-cell>
          <table:table-cell table:style-name="ce6"/>
          <table:table-cell table:style-name="ce43" office:value-type="string" calcext:value-type="string" table:number-columns-spanned="3" table:number-rows-spanned="1">
            <text:p>Norm of C</text:p>
          </table:table-cell>
          <table:covered-table-cell table:style-name="ce46"/>
          <table:covered-table-cell table:style-name="ce49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7" table:formula="of:=([.B4]*[.$B$16]) + ([.C4]*[.$B$17]) + ([.D4]*[.$B$18]) + ([.E4]*[.$B$19]) + ([.F4]*[.$B$20]) + ([.G4]*[.$B$21]) + ([.H4]*[.$B$22]) +([.I4]*[.$B$23]) +([.J4]*[.$B$24]) +([.K4]*[.$B$25])" office:value-type="float" office:value="278" calcext:value-type="float">
            <text:p>278</text:p>
          </table:table-cell>
          <table:table-cell table:style-name="ce37" table:formula="of:=([.B4]*[.$C$16]) + ([.C4]*[.$C$17]) + ([.D4]*[.$C$18]) + ([.E4]*[.$C$19]) + ([.F4]*[.$C$20]) + ([.G4]*[.$C$21]) + ([.H4]*[.$C$22]) +([.I4]*[.$C$23]) +([.J4]*[.$C$24]) +([.K4]*[.$C$25])" office:value-type="float" office:value="357" calcext:value-type="float">
            <text:p>357</text:p>
          </table:table-cell>
          <table:table-cell table:style-name="ce37" table:formula="of:=([.B4]*[.$D$16]) + ([.C4]*[.$D$17]) + ([.D4]*[.$D$18]) + ([.E4]*[.$D$19]) + ([.F4]*[.$D$20]) + ([.G4]*[.$D$21]) + ([.H4]*[.$D$22]) +([.I4]*[.$D$23]) +([.J4]*[.$D$24]) +([.K4]*[.$D$25])" office:value-type="float" office:value="303" calcext:value-type="float">
            <text:p>303</text:p>
          </table:table-cell>
          <table:table-cell table:style-name="ce37" table:formula="of:=([.B4]*[.$E$16]) + ([.C4]*[.$E$17]) + ([.D4]*[.$E$18]) + ([.E4]*[.$E$19]) + ([.F4]*[.$E$20]) + ([.G4]*[.$E$21]) + ([.H4]*[.$E$22]) +([.I4]*[.$E$23]) +([.J4]*[.$E$24]) +([.K4]*[.$E$25])" office:value-type="float" office:value="377" calcext:value-type="float">
            <text:p>377</text:p>
          </table:table-cell>
          <table:table-cell table:style-name="ce37" table:formula="of:=([.B4]*[.$F$16]) + ([.C4]*[.$F$17]) + ([.D4]*[.$F$18]) + ([.E4]*[.$F$19]) + ([.F4]*[.$F$20]) + ([.G4]*[.$F$21]) + ([.H4]*[.$F$22]) +([.I4]*[.$F$23]) +([.J4]*[.$F$24]) +([.K4]*[.$F$25])" office:value-type="float" office:value="361" calcext:value-type="float">
            <text:p>361</text:p>
          </table:table-cell>
          <table:table-cell table:style-name="ce37" table:formula="of:=([.B4]*[.$G$16]) + ([.C4]*[.$G$17]) + ([.D4]*[.$G$18]) + ([.E4]*[.$G$19]) + ([.F4]*[.$G$20]) + ([.G4]*[.$G$21]) + ([.H4]*[.$G$22]) +([.I4]*[.$G$23]) +([.J4]*[.$G$24]) +([.K4]*[.$G$25])" office:value-type="float" office:value="261" calcext:value-type="float">
            <text:p>261</text:p>
          </table:table-cell>
          <table:table-cell table:style-name="ce37" table:formula="of:=([.B4]*[.$H$16]) + ([.C4]*[.$H$17]) + ([.D4]*[.$H$18]) + ([.E4]*[.$H$19]) + ([.F4]*[.$H$20]) + ([.G4]*[.$H$21]) + ([.H4]*[.$H$22]) +([.I4]*[.$H$23]) +([.J4]*[.$H$24]) +([.K4]*[.$H$25])" office:value-type="float" office:value="288" calcext:value-type="float">
            <text:p>288</text:p>
          </table:table-cell>
          <table:table-cell table:style-name="ce37" table:formula="of:=([.B4]*[.$I$16]) + ([.C4]*[.$I$17]) + ([.D4]*[.$I$18]) + ([.E4]*[.$I$19]) + ([.F4]*[.$I$20]) + ([.G4]*[.$I$21]) + ([.H4]*[.$I$22]) +([.I4]*[.$I$23]) +([.J4]*[.$I$24]) +([.K4]*[.$I$25])" office:value-type="float" office:value="251" calcext:value-type="float">
            <text:p>251</text:p>
          </table:table-cell>
          <table:table-cell table:style-name="ce37" table:formula="of:=([.B4]*[.$J$16]) + ([.C4]*[.$J$17]) + ([.D4]*[.$J$18]) + ([.E4]*[.$J$19]) + ([.F4]*[.$J$20]) + ([.G4]*[.$J$21]) + ([.H4]*[.$J$22]) +([.I4]*[.$J$23]) +([.J4]*[.$J$24]) +([.K4]*[.$J$25])" office:value-type="float" office:value="428" calcext:value-type="float">
            <text:p>428</text:p>
          </table:table-cell>
          <table:table-cell table:style-name="ce41" table:formula="of:=([.B4]*[.$K$16]) + ([.C4]*[.$K$17]) + ([.D4]*[.$K$18]) + ([.E4]*[.$K$19]) + ([.F4]*[.$K$20]) + ([.G4]*[.$K$21]) + ([.H4]*[.$K$22]) +([.I4]*[.$K$23]) +([.J4]*[.$K$24]) +([.K4]*[.$K$25])" office:value-type="float" office:value="372" calcext:value-type="float">
            <text:p>372</text:p>
          </table:table-cell>
          <table:table-cell table:style-name="ce6"/>
          <table:table-cell table:style-name="ce44" table:formula="of:=MAX([.B29:.K29])" office:value-type="float" office:value="428" calcext:value-type="float" table:number-columns-spanned="3" table:number-rows-spanned="1">
            <text:p>428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29]+1" office:value-type="float" office:value="1" calcext:value-type="float">
            <text:p>1</text:p>
          </table:table-cell>
          <table:table-cell table:style-name="ce37" table:formula="of:=([.B5]*[.$B$16]) + ([.C5]*[.$B$17]) + ([.D5]*[.$B$18]) + ([.E5]*[.$B$19]) + ([.F5]*[.$B$20]) + ([.G5]*[.$B$21]) + ([.H5]*[.$B$22]) +([.I5]*[.$B$23]) +([.J5]*[.$B$24]) +([.K5]*[.$B$25])" office:value-type="float" office:value="290" calcext:value-type="float">
            <text:p>290</text:p>
          </table:table-cell>
          <table:table-cell table:style-name="ce37" table:formula="of:=([.B5]*[.$C$16]) + ([.C5]*[.$C$17]) + ([.D5]*[.$C$18]) + ([.E5]*[.$C$19]) + ([.F5]*[.$C$20]) + ([.G5]*[.$C$21]) + ([.H5]*[.$C$22]) +([.I5]*[.$C$23]) +([.J5]*[.$C$24]) +([.K5]*[.$C$25])" office:value-type="float" office:value="323" calcext:value-type="float">
            <text:p>323</text:p>
          </table:table-cell>
          <table:table-cell table:style-name="ce37" table:formula="of:=([.B5]*[.$D$16]) + ([.C5]*[.$D$17]) + ([.D5]*[.$D$18]) + ([.E5]*[.$D$19]) + ([.F5]*[.$D$20]) + ([.G5]*[.$D$21]) + ([.H5]*[.$D$22]) +([.I5]*[.$D$23]) +([.J5]*[.$D$24]) +([.K5]*[.$D$25])" office:value-type="float" office:value="301" calcext:value-type="float">
            <text:p>301</text:p>
          </table:table-cell>
          <table:table-cell table:style-name="ce37" table:formula="of:=([.B5]*[.$E$16]) + ([.C5]*[.$E$17]) + ([.D5]*[.$E$18]) + ([.E5]*[.$E$19]) + ([.F5]*[.$E$20]) + ([.G5]*[.$E$21]) + ([.H5]*[.$E$22]) +([.I5]*[.$E$23]) +([.J5]*[.$E$24]) +([.K5]*[.$E$25])" office:value-type="float" office:value="264" calcext:value-type="float">
            <text:p>264</text:p>
          </table:table-cell>
          <table:table-cell table:style-name="ce37" table:formula="of:=([.B5]*[.$F$16]) + ([.C5]*[.$F$17]) + ([.D5]*[.$F$18]) + ([.E5]*[.$F$19]) + ([.F5]*[.$F$20]) + ([.G5]*[.$F$21]) + ([.H5]*[.$F$22]) +([.I5]*[.$F$23]) +([.J5]*[.$F$24]) +([.K5]*[.$F$25])" office:value-type="float" office:value="348" calcext:value-type="float">
            <text:p>348</text:p>
          </table:table-cell>
          <table:table-cell table:style-name="ce37" table:formula="of:=([.B5]*[.$G$16]) + ([.C5]*[.$G$17]) + ([.D5]*[.$G$18]) + ([.E5]*[.$G$19]) + ([.F5]*[.$G$20]) + ([.G5]*[.$G$21]) + ([.H5]*[.$G$22]) +([.I5]*[.$G$23]) +([.J5]*[.$G$24]) +([.K5]*[.$G$25])" office:value-type="float" office:value="268" calcext:value-type="float">
            <text:p>268</text:p>
          </table:table-cell>
          <table:table-cell table:style-name="ce37" table:formula="of:=([.B5]*[.$H$16]) + ([.C5]*[.$H$17]) + ([.D5]*[.$H$18]) + ([.E5]*[.$H$19]) + ([.F5]*[.$H$20]) + ([.G5]*[.$H$21]) + ([.H5]*[.$H$22]) +([.I5]*[.$H$23]) +([.J5]*[.$H$24]) +([.K5]*[.$H$25])" office:value-type="float" office:value="300" calcext:value-type="float">
            <text:p>300</text:p>
          </table:table-cell>
          <table:table-cell table:style-name="ce37" table:formula="of:=([.B5]*[.$I$16]) + ([.C5]*[.$I$17]) + ([.D5]*[.$I$18]) + ([.E5]*[.$I$19]) + ([.F5]*[.$I$20]) + ([.G5]*[.$I$21]) + ([.H5]*[.$I$22]) +([.I5]*[.$I$23]) +([.J5]*[.$I$24]) +([.K5]*[.$I$25])" office:value-type="float" office:value="248" calcext:value-type="float">
            <text:p>248</text:p>
          </table:table-cell>
          <table:table-cell table:style-name="ce37" table:formula="of:=([.B5]*[.$J$16]) + ([.C5]*[.$J$17]) + ([.D5]*[.$J$18]) + ([.E5]*[.$J$19]) + ([.F5]*[.$J$20]) + ([.G5]*[.$J$21]) + ([.H5]*[.$J$22]) +([.I5]*[.$J$23]) +([.J5]*[.$J$24]) +([.K5]*[.$J$25])" office:value-type="float" office:value="389" calcext:value-type="float">
            <text:p>389</text:p>
          </table:table-cell>
          <table:table-cell table:style-name="ce41" table:formula="of:=([.B5]*[.$K$16]) + ([.C5]*[.$K$17]) + ([.D5]*[.$K$18]) + ([.E5]*[.$K$19]) + ([.F5]*[.$K$20]) + ([.G5]*[.$K$21]) + ([.H5]*[.$K$22]) +([.I5]*[.$K$23]) +([.J5]*[.$K$24]) +([.K5]*[.$K$25])" office:value-type="float" office:value="355" calcext:value-type="float">
            <text:p>355</text:p>
          </table:table-cell>
          <table:table-cell table:style-name="ce6"/>
          <table:table-cell table:style-name="ce44" table:formula="of:=MAX([.B30:.K30])" office:value-type="float" office:value="389" calcext:value-type="float" table:number-columns-spanned="3" table:number-rows-spanned="1">
            <text:p>389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0]+1" office:value-type="float" office:value="2" calcext:value-type="float">
            <text:p>2</text:p>
          </table:table-cell>
          <table:table-cell table:style-name="ce37" table:formula="of:=([.B6]*[.$B$16]) + ([.C6]*[.$B$17]) + ([.D6]*[.$B$18]) + ([.E6]*[.$B$19]) + ([.F6]*[.$B$20]) + ([.G6]*[.$B$21]) + ([.H6]*[.$B$22]) +([.I6]*[.$B$23]) +([.J6]*[.$B$24]) +([.K6]*[.$B$25])" office:value-type="float" office:value="289" calcext:value-type="float">
            <text:p>289</text:p>
          </table:table-cell>
          <table:table-cell table:style-name="ce37" table:formula="of:=([.B6]*[.$C$16]) + ([.C6]*[.$C$17]) + ([.D6]*[.$C$18]) + ([.E6]*[.$C$19]) + ([.F6]*[.$C$20]) + ([.G6]*[.$C$21]) + ([.H6]*[.$C$22]) +([.I6]*[.$C$23]) +([.J6]*[.$C$24]) +([.K6]*[.$C$25])" office:value-type="float" office:value="342" calcext:value-type="float">
            <text:p>342</text:p>
          </table:table-cell>
          <table:table-cell table:style-name="ce37" table:formula="of:=([.B6]*[.$D$16]) + ([.C6]*[.$D$17]) + ([.D6]*[.$D$18]) + ([.E6]*[.$D$19]) + ([.F6]*[.$D$20]) + ([.G6]*[.$D$21]) + ([.H6]*[.$D$22]) +([.I6]*[.$D$23]) +([.J6]*[.$D$24]) +([.K6]*[.$D$25])" office:value-type="float" office:value="287" calcext:value-type="float">
            <text:p>287</text:p>
          </table:table-cell>
          <table:table-cell table:style-name="ce37" table:formula="of:=([.B6]*[.$E$16]) + ([.C6]*[.$E$17]) + ([.D6]*[.$E$18]) + ([.E6]*[.$E$19]) + ([.F6]*[.$E$20]) + ([.G6]*[.$E$21]) + ([.H6]*[.$E$22]) +([.I6]*[.$E$23]) +([.J6]*[.$E$24]) +([.K6]*[.$E$25])" office:value-type="float" office:value="316" calcext:value-type="float">
            <text:p>316</text:p>
          </table:table-cell>
          <table:table-cell table:style-name="ce37" table:formula="of:=([.B6]*[.$F$16]) + ([.C6]*[.$F$17]) + ([.D6]*[.$F$18]) + ([.E6]*[.$F$19]) + ([.F6]*[.$F$20]) + ([.G6]*[.$F$21]) + ([.H6]*[.$F$22]) +([.I6]*[.$F$23]) +([.J6]*[.$F$24]) +([.K6]*[.$F$25])" office:value-type="float" office:value="358" calcext:value-type="float">
            <text:p>358</text:p>
          </table:table-cell>
          <table:table-cell table:style-name="ce37" table:formula="of:=([.B6]*[.$G$16]) + ([.C6]*[.$G$17]) + ([.D6]*[.$G$18]) + ([.E6]*[.$G$19]) + ([.F6]*[.$G$20]) + ([.G6]*[.$G$21]) + ([.H6]*[.$G$22]) +([.I6]*[.$G$23]) +([.J6]*[.$G$24]) +([.K6]*[.$G$25])" office:value-type="float" office:value="263" calcext:value-type="float">
            <text:p>263</text:p>
          </table:table-cell>
          <table:table-cell table:style-name="ce37" table:formula="of:=([.B6]*[.$H$16]) + ([.C6]*[.$H$17]) + ([.D6]*[.$H$18]) + ([.E6]*[.$H$19]) + ([.F6]*[.$H$20]) + ([.G6]*[.$H$21]) + ([.H6]*[.$H$22]) +([.I6]*[.$H$23]) +([.J6]*[.$H$24]) +([.K6]*[.$H$25])" office:value-type="float" office:value="274" calcext:value-type="float">
            <text:p>274</text:p>
          </table:table-cell>
          <table:table-cell table:style-name="ce37" table:formula="of:=([.B6]*[.$I$16]) + ([.C6]*[.$I$17]) + ([.D6]*[.$I$18]) + ([.E6]*[.$I$19]) + ([.F6]*[.$I$20]) + ([.G6]*[.$I$21]) + ([.H6]*[.$I$22]) +([.I6]*[.$I$23]) +([.J6]*[.$I$24]) +([.K6]*[.$I$25])" office:value-type="float" office:value="268" calcext:value-type="float">
            <text:p>268</text:p>
          </table:table-cell>
          <table:table-cell table:style-name="ce37" table:formula="of:=([.B6]*[.$J$16]) + ([.C6]*[.$J$17]) + ([.D6]*[.$J$18]) + ([.E6]*[.$J$19]) + ([.F6]*[.$J$20]) + ([.G6]*[.$J$21]) + ([.H6]*[.$J$22]) +([.I6]*[.$J$23]) +([.J6]*[.$J$24]) +([.K6]*[.$J$25])" office:value-type="float" office:value="451" calcext:value-type="float">
            <text:p>451</text:p>
          </table:table-cell>
          <table:table-cell table:style-name="ce41" table:formula="of:=([.B6]*[.$K$16]) + ([.C6]*[.$K$17]) + ([.D6]*[.$K$18]) + ([.E6]*[.$K$19]) + ([.F6]*[.$K$20]) + ([.G6]*[.$K$21]) + ([.H6]*[.$K$22]) +([.I6]*[.$K$23]) +([.J6]*[.$K$24]) +([.K6]*[.$K$25])" office:value-type="float" office:value="385" calcext:value-type="float">
            <text:p>385</text:p>
          </table:table-cell>
          <table:table-cell table:style-name="ce6"/>
          <table:table-cell table:style-name="ce44" table:formula="of:=MAX([.B31:.K31])" office:value-type="float" office:value="451" calcext:value-type="float" table:number-columns-spanned="3" table:number-rows-spanned="1">
            <text:p>451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1]+1" office:value-type="float" office:value="3" calcext:value-type="float">
            <text:p>3</text:p>
          </table:table-cell>
          <table:table-cell table:style-name="ce37" table:formula="of:=([.B7]*[.$B$16]) + ([.C7]*[.$B$17]) + ([.D7]*[.$B$18]) + ([.E7]*[.$B$19]) + ([.F7]*[.$B$20]) + ([.G7]*[.$B$21]) + ([.H7]*[.$B$22]) +([.I7]*[.$B$23]) +([.J7]*[.$B$24]) +([.K7]*[.$B$25])" office:value-type="float" office:value="353" calcext:value-type="float">
            <text:p>353</text:p>
          </table:table-cell>
          <table:table-cell table:style-name="ce37" table:formula="of:=([.B7]*[.$C$16]) + ([.C7]*[.$C$17]) + ([.D7]*[.$C$18]) + ([.E7]*[.$C$19]) + ([.F7]*[.$C$20]) + ([.G7]*[.$C$21]) + ([.H7]*[.$C$22]) +([.I7]*[.$C$23]) +([.J7]*[.$C$24]) +([.K7]*[.$C$25])" office:value-type="float" office:value="323" calcext:value-type="float">
            <text:p>323</text:p>
          </table:table-cell>
          <table:table-cell table:style-name="ce37" table:formula="of:=([.B7]*[.$D$16]) + ([.C7]*[.$D$17]) + ([.D7]*[.$D$18]) + ([.E7]*[.$D$19]) + ([.F7]*[.$D$20]) + ([.G7]*[.$D$21]) + ([.H7]*[.$D$22]) +([.I7]*[.$D$23]) +([.J7]*[.$D$24]) +([.K7]*[.$D$25])" office:value-type="float" office:value="330" calcext:value-type="float">
            <text:p>330</text:p>
          </table:table-cell>
          <table:table-cell table:style-name="ce37" table:formula="of:=([.B7]*[.$E$16]) + ([.C7]*[.$E$17]) + ([.D7]*[.$E$18]) + ([.E7]*[.$E$19]) + ([.F7]*[.$E$20]) + ([.G7]*[.$E$21]) + ([.H7]*[.$E$22]) +([.I7]*[.$E$23]) +([.J7]*[.$E$24]) +([.K7]*[.$E$25])" office:value-type="float" office:value="400" calcext:value-type="float">
            <text:p>400</text:p>
          </table:table-cell>
          <table:table-cell table:style-name="ce37" table:formula="of:=([.B7]*[.$F$16]) + ([.C7]*[.$F$17]) + ([.D7]*[.$F$18]) + ([.E7]*[.$F$19]) + ([.F7]*[.$F$20]) + ([.G7]*[.$F$21]) + ([.H7]*[.$F$22]) +([.I7]*[.$F$23]) +([.J7]*[.$F$24]) +([.K7]*[.$F$25])" office:value-type="float" office:value="375" calcext:value-type="float">
            <text:p>375</text:p>
          </table:table-cell>
          <table:table-cell table:style-name="ce37" table:formula="of:=([.B7]*[.$G$16]) + ([.C7]*[.$G$17]) + ([.D7]*[.$G$18]) + ([.E7]*[.$G$19]) + ([.F7]*[.$G$20]) + ([.G7]*[.$G$21]) + ([.H7]*[.$G$22]) +([.I7]*[.$G$23]) +([.J7]*[.$G$24]) +([.K7]*[.$G$25])" office:value-type="float" office:value="295" calcext:value-type="float">
            <text:p>295</text:p>
          </table:table-cell>
          <table:table-cell table:style-name="ce37" table:formula="of:=([.B7]*[.$H$16]) + ([.C7]*[.$H$17]) + ([.D7]*[.$H$18]) + ([.E7]*[.$H$19]) + ([.F7]*[.$H$20]) + ([.G7]*[.$H$21]) + ([.H7]*[.$H$22]) +([.I7]*[.$H$23]) +([.J7]*[.$H$24]) +([.K7]*[.$H$25])" office:value-type="float" office:value="327" calcext:value-type="float">
            <text:p>327</text:p>
          </table:table-cell>
          <table:table-cell table:style-name="ce37" table:formula="of:=([.B7]*[.$I$16]) + ([.C7]*[.$I$17]) + ([.D7]*[.$I$18]) + ([.E7]*[.$I$19]) + ([.F7]*[.$I$20]) + ([.G7]*[.$I$21]) + ([.H7]*[.$I$22]) +([.I7]*[.$I$23]) +([.J7]*[.$I$24]) +([.K7]*[.$I$25])" office:value-type="float" office:value="276" calcext:value-type="float">
            <text:p>276</text:p>
          </table:table-cell>
          <table:table-cell table:style-name="ce37" table:formula="of:=([.B7]*[.$J$16]) + ([.C7]*[.$J$17]) + ([.D7]*[.$J$18]) + ([.E7]*[.$J$19]) + ([.F7]*[.$J$20]) + ([.G7]*[.$J$21]) + ([.H7]*[.$J$22]) +([.I7]*[.$J$23]) +([.J7]*[.$J$24]) +([.K7]*[.$J$25])" office:value-type="float" office:value="456" calcext:value-type="float">
            <text:p>456</text:p>
          </table:table-cell>
          <table:table-cell table:style-name="ce41" table:formula="of:=([.B7]*[.$K$16]) + ([.C7]*[.$K$17]) + ([.D7]*[.$K$18]) + ([.E7]*[.$K$19]) + ([.F7]*[.$K$20]) + ([.G7]*[.$K$21]) + ([.H7]*[.$K$22]) +([.I7]*[.$K$23]) +([.J7]*[.$K$24]) +([.K7]*[.$K$25])" office:value-type="float" office:value="348" calcext:value-type="float">
            <text:p>348</text:p>
          </table:table-cell>
          <table:table-cell table:style-name="ce6"/>
          <table:table-cell table:style-name="ce44" table:formula="of:=MAX([.B32:.K32])" office:value-type="float" office:value="456" calcext:value-type="float" table:number-columns-spanned="3" table:number-rows-spanned="1">
            <text:p>456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2]+1" office:value-type="float" office:value="4" calcext:value-type="float">
            <text:p>4</text:p>
          </table:table-cell>
          <table:table-cell table:style-name="ce37" table:formula="of:=([.B8]*[.$B$16]) + ([.C8]*[.$B$17]) + ([.D8]*[.$B$18]) + ([.E8]*[.$B$19]) + ([.F8]*[.$B$20]) + ([.G8]*[.$B$21]) + ([.H8]*[.$B$22]) +([.I8]*[.$B$23]) +([.J8]*[.$B$24]) +([.K8]*[.$B$25])" office:value-type="float" office:value="350" calcext:value-type="float">
            <text:p>350</text:p>
          </table:table-cell>
          <table:table-cell table:style-name="ce37" table:formula="of:=([.B8]*[.$C$16]) + ([.C8]*[.$C$17]) + ([.D8]*[.$C$18]) + ([.E8]*[.$C$19]) + ([.F8]*[.$C$20]) + ([.G8]*[.$C$21]) + ([.H8]*[.$C$22]) +([.I8]*[.$C$23]) +([.J8]*[.$C$24]) +([.K8]*[.$C$25])" office:value-type="float" office:value="344" calcext:value-type="float">
            <text:p>344</text:p>
          </table:table-cell>
          <table:table-cell table:style-name="ce37" table:formula="of:=([.B8]*[.$D$16]) + ([.C8]*[.$D$17]) + ([.D8]*[.$D$18]) + ([.E8]*[.$D$19]) + ([.F8]*[.$D$20]) + ([.G8]*[.$D$21]) + ([.H8]*[.$D$22]) +([.I8]*[.$D$23]) +([.J8]*[.$D$24]) +([.K8]*[.$D$25])" office:value-type="float" office:value="352" calcext:value-type="float">
            <text:p>352</text:p>
          </table:table-cell>
          <table:table-cell table:style-name="ce37" table:formula="of:=([.B8]*[.$E$16]) + ([.C8]*[.$E$17]) + ([.D8]*[.$E$18]) + ([.E8]*[.$E$19]) + ([.F8]*[.$E$20]) + ([.G8]*[.$E$21]) + ([.H8]*[.$E$22]) +([.I8]*[.$E$23]) +([.J8]*[.$E$24]) +([.K8]*[.$E$25])" office:value-type="float" office:value="406" calcext:value-type="float">
            <text:p>406</text:p>
          </table:table-cell>
          <table:table-cell table:style-name="ce37" table:formula="of:=([.B8]*[.$F$16]) + ([.C8]*[.$F$17]) + ([.D8]*[.$F$18]) + ([.E8]*[.$F$19]) + ([.F8]*[.$F$20]) + ([.G8]*[.$F$21]) + ([.H8]*[.$F$22]) +([.I8]*[.$F$23]) +([.J8]*[.$F$24]) +([.K8]*[.$F$25])" office:value-type="float" office:value="369" calcext:value-type="float">
            <text:p>369</text:p>
          </table:table-cell>
          <table:table-cell table:style-name="ce37" table:formula="of:=([.B8]*[.$G$16]) + ([.C8]*[.$G$17]) + ([.D8]*[.$G$18]) + ([.E8]*[.$G$19]) + ([.F8]*[.$G$20]) + ([.G8]*[.$G$21]) + ([.H8]*[.$G$22]) +([.I8]*[.$G$23]) +([.J8]*[.$G$24]) +([.K8]*[.$G$25])" office:value-type="float" office:value="266" calcext:value-type="float">
            <text:p>266</text:p>
          </table:table-cell>
          <table:table-cell table:style-name="ce37" table:formula="of:=([.B8]*[.$H$16]) + ([.C8]*[.$H$17]) + ([.D8]*[.$H$18]) + ([.E8]*[.$H$19]) + ([.F8]*[.$H$20]) + ([.G8]*[.$H$21]) + ([.H8]*[.$H$22]) +([.I8]*[.$H$23]) +([.J8]*[.$H$24]) +([.K8]*[.$H$25])" office:value-type="float" office:value="349" calcext:value-type="float">
            <text:p>349</text:p>
          </table:table-cell>
          <table:table-cell table:style-name="ce37" table:formula="of:=([.B8]*[.$I$16]) + ([.C8]*[.$I$17]) + ([.D8]*[.$I$18]) + ([.E8]*[.$I$19]) + ([.F8]*[.$I$20]) + ([.G8]*[.$I$21]) + ([.H8]*[.$I$22]) +([.I8]*[.$I$23]) +([.J8]*[.$I$24]) +([.K8]*[.$I$25])" office:value-type="float" office:value="236" calcext:value-type="float">
            <text:p>236</text:p>
          </table:table-cell>
          <table:table-cell table:style-name="ce37" table:formula="of:=([.B8]*[.$J$16]) + ([.C8]*[.$J$17]) + ([.D8]*[.$J$18]) + ([.E8]*[.$J$19]) + ([.F8]*[.$J$20]) + ([.G8]*[.$J$21]) + ([.H8]*[.$J$22]) +([.I8]*[.$J$23]) +([.J8]*[.$J$24]) +([.K8]*[.$J$25])" office:value-type="float" office:value="439" calcext:value-type="float">
            <text:p>439</text:p>
          </table:table-cell>
          <table:table-cell table:style-name="ce41" table:formula="of:=([.B8]*[.$K$16]) + ([.C8]*[.$K$17]) + ([.D8]*[.$K$18]) + ([.E8]*[.$K$19]) + ([.F8]*[.$K$20]) + ([.G8]*[.$K$21]) + ([.H8]*[.$K$22]) +([.I8]*[.$K$23]) +([.J8]*[.$K$24]) +([.K8]*[.$K$25])" office:value-type="float" office:value="340" calcext:value-type="float">
            <text:p>340</text:p>
          </table:table-cell>
          <table:table-cell table:style-name="ce6"/>
          <table:table-cell table:style-name="ce44" table:formula="of:=MAX([.B33:.K33])" office:value-type="float" office:value="439" calcext:value-type="float" table:number-columns-spanned="3" table:number-rows-spanned="1">
            <text:p>439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3]+1" office:value-type="float" office:value="5" calcext:value-type="float">
            <text:p>5</text:p>
          </table:table-cell>
          <table:table-cell table:style-name="ce37" table:formula="of:=([.B9]*[.$B$16]) + ([.C9]*[.$B$17]) + ([.D9]*[.$B$18]) + ([.E9]*[.$B$19]) + ([.F9]*[.$B$20]) + ([.G9]*[.$B$21]) + ([.H9]*[.$B$22]) +([.I9]*[.$B$23]) +([.J9]*[.$B$24]) +([.K9]*[.$B$25])" office:value-type="float" office:value="198" calcext:value-type="float">
            <text:p>198</text:p>
          </table:table-cell>
          <table:table-cell table:style-name="ce37" table:formula="of:=([.B9]*[.$C$16]) + ([.C9]*[.$C$17]) + ([.D9]*[.$C$18]) + ([.E9]*[.$C$19]) + ([.F9]*[.$C$20]) + ([.G9]*[.$C$21]) + ([.H9]*[.$C$22]) +([.I9]*[.$C$23]) +([.J9]*[.$C$24]) +([.K9]*[.$C$25])" office:value-type="float" office:value="196" calcext:value-type="float">
            <text:p>196</text:p>
          </table:table-cell>
          <table:table-cell table:style-name="ce37" table:formula="of:=([.B9]*[.$D$16]) + ([.C9]*[.$D$17]) + ([.D9]*[.$D$18]) + ([.E9]*[.$D$19]) + ([.F9]*[.$D$20]) + ([.G9]*[.$D$21]) + ([.H9]*[.$D$22]) +([.I9]*[.$D$23]) +([.J9]*[.$D$24]) +([.K9]*[.$D$25])" office:value-type="float" office:value="186" calcext:value-type="float">
            <text:p>186</text:p>
          </table:table-cell>
          <table:table-cell table:style-name="ce37" table:formula="of:=([.B9]*[.$E$16]) + ([.C9]*[.$E$17]) + ([.D9]*[.$E$18]) + ([.E9]*[.$E$19]) + ([.F9]*[.$E$20]) + ([.G9]*[.$E$21]) + ([.H9]*[.$E$22]) +([.I9]*[.$E$23]) +([.J9]*[.$E$24]) +([.K9]*[.$E$25])" office:value-type="float" office:value="254" calcext:value-type="float">
            <text:p>254</text:p>
          </table:table-cell>
          <table:table-cell table:style-name="ce37" table:formula="of:=([.B9]*[.$F$16]) + ([.C9]*[.$F$17]) + ([.D9]*[.$F$18]) + ([.E9]*[.$F$19]) + ([.F9]*[.$F$20]) + ([.G9]*[.$F$21]) + ([.H9]*[.$F$22]) +([.I9]*[.$F$23]) +([.J9]*[.$F$24]) +([.K9]*[.$F$25])" office:value-type="float" office:value="238" calcext:value-type="float">
            <text:p>238</text:p>
          </table:table-cell>
          <table:table-cell table:style-name="ce37" table:formula="of:=([.B9]*[.$G$16]) + ([.C9]*[.$G$17]) + ([.D9]*[.$G$18]) + ([.E9]*[.$G$19]) + ([.F9]*[.$G$20]) + ([.G9]*[.$G$21]) + ([.H9]*[.$G$22]) +([.I9]*[.$G$23]) +([.J9]*[.$G$24]) +([.K9]*[.$G$25])" office:value-type="float" office:value="205" calcext:value-type="float">
            <text:p>205</text:p>
          </table:table-cell>
          <table:table-cell table:style-name="ce37" table:formula="of:=([.B9]*[.$H$16]) + ([.C9]*[.$H$17]) + ([.D9]*[.$H$18]) + ([.E9]*[.$H$19]) + ([.F9]*[.$H$20]) + ([.G9]*[.$H$21]) + ([.H9]*[.$H$22]) +([.I9]*[.$H$23]) +([.J9]*[.$H$24]) +([.K9]*[.$H$25])" office:value-type="float" office:value="183" calcext:value-type="float">
            <text:p>183</text:p>
          </table:table-cell>
          <table:table-cell table:style-name="ce37" table:formula="of:=([.B9]*[.$I$16]) + ([.C9]*[.$I$17]) + ([.D9]*[.$I$18]) + ([.E9]*[.$I$19]) + ([.F9]*[.$I$20]) + ([.G9]*[.$I$21]) + ([.H9]*[.$I$22]) +([.I9]*[.$I$23]) +([.J9]*[.$I$24]) +([.K9]*[.$I$25])" office:value-type="float" office:value="196" calcext:value-type="float">
            <text:p>196</text:p>
          </table:table-cell>
          <table:table-cell table:style-name="ce37" table:formula="of:=([.B9]*[.$J$16]) + ([.C9]*[.$J$17]) + ([.D9]*[.$J$18]) + ([.E9]*[.$J$19]) + ([.F9]*[.$J$20]) + ([.G9]*[.$J$21]) + ([.H9]*[.$J$22]) +([.I9]*[.$J$23]) +([.J9]*[.$J$24]) +([.K9]*[.$J$25])" office:value-type="float" office:value="274" calcext:value-type="float">
            <text:p>274</text:p>
          </table:table-cell>
          <table:table-cell table:style-name="ce41" table:formula="of:=([.B9]*[.$K$16]) + ([.C9]*[.$K$17]) + ([.D9]*[.$K$18]) + ([.E9]*[.$K$19]) + ([.F9]*[.$K$20]) + ([.G9]*[.$K$21]) + ([.H9]*[.$K$22]) +([.I9]*[.$K$23]) +([.J9]*[.$K$24]) +([.K9]*[.$K$25])" office:value-type="float" office:value="253" calcext:value-type="float">
            <text:p>253</text:p>
          </table:table-cell>
          <table:table-cell table:style-name="ce6"/>
          <table:table-cell table:style-name="ce44" table:formula="of:=MAX([.B34:.K34])" office:value-type="float" office:value="274" calcext:value-type="float" table:number-columns-spanned="3" table:number-rows-spanned="1">
            <text:p>274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4]+1" office:value-type="float" office:value="6" calcext:value-type="float">
            <text:p>6</text:p>
          </table:table-cell>
          <table:table-cell table:style-name="ce37" table:formula="of:=([.B10]*[.$B$16]) + ([.C10]*[.$B$17]) + ([.D10]*[.$B$18]) + ([.E10]*[.$B$19]) + ([.F10]*[.$B$20]) + ([.G10]*[.$B$21]) + ([.H10]*[.$B$22]) +([.I10]*[.$B$23]) +([.J10]*[.$B$24]) +([.K10]*[.$B$25])" office:value-type="float" office:value="404" calcext:value-type="float">
            <text:p>404</text:p>
          </table:table-cell>
          <table:table-cell table:style-name="ce37" table:formula="of:=([.B10]*[.$C$16]) + ([.C10]*[.$C$17]) + ([.D10]*[.$C$18]) + ([.E10]*[.$C$19]) + ([.F10]*[.$C$20]) + ([.G10]*[.$C$21]) + ([.H10]*[.$C$22]) +([.I10]*[.$C$23]) +([.J10]*[.$C$24]) +([.K10]*[.$C$25])" office:value-type="float" office:value="413" calcext:value-type="float">
            <text:p>413</text:p>
          </table:table-cell>
          <table:table-cell table:style-name="ce37" table:formula="of:=([.B10]*[.$D$16]) + ([.C10]*[.$D$17]) + ([.D10]*[.$D$18]) + ([.E10]*[.$D$19]) + ([.F10]*[.$D$20]) + ([.G10]*[.$D$21]) + ([.H10]*[.$D$22]) +([.I10]*[.$D$23]) +([.J10]*[.$D$24]) +([.K10]*[.$D$25])" office:value-type="float" office:value="374" calcext:value-type="float">
            <text:p>374</text:p>
          </table:table-cell>
          <table:table-cell table:style-name="ce37" table:formula="of:=([.B10]*[.$E$16]) + ([.C10]*[.$E$17]) + ([.D10]*[.$E$18]) + ([.E10]*[.$E$19]) + ([.F10]*[.$E$20]) + ([.G10]*[.$E$21]) + ([.H10]*[.$E$22]) +([.I10]*[.$E$23]) +([.J10]*[.$E$24]) +([.K10]*[.$E$25])" office:value-type="float" office:value="427" calcext:value-type="float">
            <text:p>427</text:p>
          </table:table-cell>
          <table:table-cell table:style-name="ce37" table:formula="of:=([.B10]*[.$F$16]) + ([.C10]*[.$F$17]) + ([.D10]*[.$F$18]) + ([.E10]*[.$F$19]) + ([.F10]*[.$F$20]) + ([.G10]*[.$F$21]) + ([.H10]*[.$F$22]) +([.I10]*[.$F$23]) +([.J10]*[.$F$24]) +([.K10]*[.$F$25])" office:value-type="float" office:value="418" calcext:value-type="float">
            <text:p>418</text:p>
          </table:table-cell>
          <table:table-cell table:style-name="ce37" table:formula="of:=([.B10]*[.$G$16]) + ([.C10]*[.$G$17]) + ([.D10]*[.$G$18]) + ([.E10]*[.$G$19]) + ([.F10]*[.$G$20]) + ([.G10]*[.$G$21]) + ([.H10]*[.$G$22]) +([.I10]*[.$G$23]) +([.J10]*[.$G$24]) +([.K10]*[.$G$25])" office:value-type="float" office:value="319" calcext:value-type="float">
            <text:p>319</text:p>
          </table:table-cell>
          <table:table-cell table:style-name="ce37" table:formula="of:=([.B10]*[.$H$16]) + ([.C10]*[.$H$17]) + ([.D10]*[.$H$18]) + ([.E10]*[.$H$19]) + ([.F10]*[.$H$20]) + ([.G10]*[.$H$21]) + ([.H10]*[.$H$22]) +([.I10]*[.$H$23]) +([.J10]*[.$H$24]) +([.K10]*[.$H$25])" office:value-type="float" office:value="359" calcext:value-type="float">
            <text:p>359</text:p>
          </table:table-cell>
          <table:table-cell table:style-name="ce37" table:formula="of:=([.B10]*[.$I$16]) + ([.C10]*[.$I$17]) + ([.D10]*[.$I$18]) + ([.E10]*[.$I$19]) + ([.F10]*[.$I$20]) + ([.G10]*[.$I$21]) + ([.H10]*[.$I$22]) +([.I10]*[.$I$23]) +([.J10]*[.$I$24]) +([.K10]*[.$I$25])" office:value-type="float" office:value="306" calcext:value-type="float">
            <text:p>306</text:p>
          </table:table-cell>
          <table:table-cell table:style-name="ce37" table:formula="of:=([.B10]*[.$J$16]) + ([.C10]*[.$J$17]) + ([.D10]*[.$J$18]) + ([.E10]*[.$J$19]) + ([.F10]*[.$J$20]) + ([.G10]*[.$J$21]) + ([.H10]*[.$J$22]) +([.I10]*[.$J$23]) +([.J10]*[.$J$24]) +([.K10]*[.$J$25])" office:value-type="float" office:value="526" calcext:value-type="float">
            <text:p>526</text:p>
          </table:table-cell>
          <table:table-cell table:style-name="ce41" table:formula="of:=([.B10]*[.$K$16]) + ([.C10]*[.$K$17]) + ([.D10]*[.$K$18]) + ([.E10]*[.$K$19]) + ([.F10]*[.$K$20]) + ([.G10]*[.$K$21]) + ([.H10]*[.$K$22]) +([.I10]*[.$K$23]) +([.J10]*[.$K$24]) +([.K10]*[.$K$25])" office:value-type="float" office:value="445" calcext:value-type="float">
            <text:p>445</text:p>
          </table:table-cell>
          <table:table-cell table:style-name="ce6"/>
          <table:table-cell table:style-name="ce44" table:formula="of:=MAX([.B35:.K35])" office:value-type="float" office:value="526" calcext:value-type="float" table:number-columns-spanned="3" table:number-rows-spanned="1">
            <text:p>526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5]+1" office:value-type="float" office:value="7" calcext:value-type="float">
            <text:p>7</text:p>
          </table:table-cell>
          <table:table-cell table:style-name="ce37" table:formula="of:=([.B11]*[.$B$16]) + ([.C11]*[.$B$17]) + ([.D11]*[.$B$18]) + ([.E11]*[.$B$19]) + ([.F11]*[.$B$20]) + ([.G11]*[.$B$21]) + ([.H11]*[.$B$22]) +([.I11]*[.$B$23]) +([.J11]*[.$B$24]) +([.K11]*[.$B$25])" office:value-type="float" office:value="249" calcext:value-type="float">
            <text:p>249</text:p>
          </table:table-cell>
          <table:table-cell table:style-name="ce37" table:formula="of:=([.B11]*[.$C$16]) + ([.C11]*[.$C$17]) + ([.D11]*[.$C$18]) + ([.E11]*[.$C$19]) + ([.F11]*[.$C$20]) + ([.G11]*[.$C$21]) + ([.H11]*[.$C$22]) +([.I11]*[.$C$23]) +([.J11]*[.$C$24]) +([.K11]*[.$C$25])" office:value-type="float" office:value="295" calcext:value-type="float">
            <text:p>295</text:p>
          </table:table-cell>
          <table:table-cell table:style-name="ce37" table:formula="of:=([.B11]*[.$D$16]) + ([.C11]*[.$D$17]) + ([.D11]*[.$D$18]) + ([.E11]*[.$D$19]) + ([.F11]*[.$D$20]) + ([.G11]*[.$D$21]) + ([.H11]*[.$D$22]) +([.I11]*[.$D$23]) +([.J11]*[.$D$24]) +([.K11]*[.$D$25])" office:value-type="float" office:value="265" calcext:value-type="float">
            <text:p>265</text:p>
          </table:table-cell>
          <table:table-cell table:style-name="ce37" table:formula="of:=([.B11]*[.$E$16]) + ([.C11]*[.$E$17]) + ([.D11]*[.$E$18]) + ([.E11]*[.$E$19]) + ([.F11]*[.$E$20]) + ([.G11]*[.$E$21]) + ([.H11]*[.$E$22]) +([.I11]*[.$E$23]) +([.J11]*[.$E$24]) +([.K11]*[.$E$25])" office:value-type="float" office:value="301" calcext:value-type="float">
            <text:p>301</text:p>
          </table:table-cell>
          <table:table-cell table:style-name="ce37" table:formula="of:=([.B11]*[.$F$16]) + ([.C11]*[.$F$17]) + ([.D11]*[.$F$18]) + ([.E11]*[.$F$19]) + ([.F11]*[.$F$20]) + ([.G11]*[.$F$21]) + ([.H11]*[.$F$22]) +([.I11]*[.$F$23]) +([.J11]*[.$F$24]) +([.K11]*[.$F$25])" office:value-type="float" office:value="303" calcext:value-type="float">
            <text:p>303</text:p>
          </table:table-cell>
          <table:table-cell table:style-name="ce37" table:formula="of:=([.B11]*[.$G$16]) + ([.C11]*[.$G$17]) + ([.D11]*[.$G$18]) + ([.E11]*[.$G$19]) + ([.F11]*[.$G$20]) + ([.G11]*[.$G$21]) + ([.H11]*[.$G$22]) +([.I11]*[.$G$23]) +([.J11]*[.$G$24]) +([.K11]*[.$G$25])" office:value-type="float" office:value="218" calcext:value-type="float">
            <text:p>218</text:p>
          </table:table-cell>
          <table:table-cell table:style-name="ce37" table:formula="of:=([.B11]*[.$H$16]) + ([.C11]*[.$H$17]) + ([.D11]*[.$H$18]) + ([.E11]*[.$H$19]) + ([.F11]*[.$H$20]) + ([.G11]*[.$H$21]) + ([.H11]*[.$H$22]) +([.I11]*[.$H$23]) +([.J11]*[.$H$24]) +([.K11]*[.$H$25])" office:value-type="float" office:value="269" calcext:value-type="float">
            <text:p>269</text:p>
          </table:table-cell>
          <table:table-cell table:style-name="ce37" table:formula="of:=([.B11]*[.$I$16]) + ([.C11]*[.$I$17]) + ([.D11]*[.$I$18]) + ([.E11]*[.$I$19]) + ([.F11]*[.$I$20]) + ([.G11]*[.$I$21]) + ([.H11]*[.$I$22]) +([.I11]*[.$I$23]) +([.J11]*[.$I$24]) +([.K11]*[.$I$25])" office:value-type="float" office:value="223" calcext:value-type="float">
            <text:p>223</text:p>
          </table:table-cell>
          <table:table-cell table:style-name="ce37" table:formula="of:=([.B11]*[.$J$16]) + ([.C11]*[.$J$17]) + ([.D11]*[.$J$18]) + ([.E11]*[.$J$19]) + ([.F11]*[.$J$20]) + ([.G11]*[.$J$21]) + ([.H11]*[.$J$22]) +([.I11]*[.$J$23]) +([.J11]*[.$J$24]) +([.K11]*[.$J$25])" office:value-type="float" office:value="341" calcext:value-type="float">
            <text:p>341</text:p>
          </table:table-cell>
          <table:table-cell table:style-name="ce41" table:formula="of:=([.B11]*[.$K$16]) + ([.C11]*[.$K$17]) + ([.D11]*[.$K$18]) + ([.E11]*[.$K$19]) + ([.F11]*[.$K$20]) + ([.G11]*[.$K$21]) + ([.H11]*[.$K$22]) +([.I11]*[.$K$23]) +([.J11]*[.$K$24]) +([.K11]*[.$K$25])" office:value-type="float" office:value="301" calcext:value-type="float">
            <text:p>301</text:p>
          </table:table-cell>
          <table:table-cell table:style-name="ce6"/>
          <table:table-cell table:style-name="ce44" table:formula="of:=MAX([.B36:.K36])" office:value-type="float" office:value="341" calcext:value-type="float" table:number-columns-spanned="3" table:number-rows-spanned="1">
            <text:p>341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6]+1" office:value-type="float" office:value="8" calcext:value-type="float">
            <text:p>8</text:p>
          </table:table-cell>
          <table:table-cell table:style-name="ce37" table:formula="of:=([.B12]*[.$B$16]) + ([.C12]*[.$B$17]) + ([.D12]*[.$B$18]) + ([.E12]*[.$B$19]) + ([.F12]*[.$B$20]) + ([.G12]*[.$B$21]) + ([.H12]*[.$B$22]) +([.I12]*[.$B$23]) +([.J12]*[.$B$24]) +([.K12]*[.$B$25])" office:value-type="float" office:value="405" calcext:value-type="float">
            <text:p>405</text:p>
          </table:table-cell>
          <table:table-cell table:style-name="ce37" table:formula="of:=([.B12]*[.$C$16]) + ([.C12]*[.$C$17]) + ([.D12]*[.$C$18]) + ([.E12]*[.$C$19]) + ([.F12]*[.$C$20]) + ([.G12]*[.$C$21]) + ([.H12]*[.$C$22]) +([.I12]*[.$C$23]) +([.J12]*[.$C$24]) +([.K12]*[.$C$25])" office:value-type="float" office:value="408" calcext:value-type="float">
            <text:p>408</text:p>
          </table:table-cell>
          <table:table-cell table:style-name="ce37" table:formula="of:=([.B12]*[.$D$16]) + ([.C12]*[.$D$17]) + ([.D12]*[.$D$18]) + ([.E12]*[.$D$19]) + ([.F12]*[.$D$20]) + ([.G12]*[.$D$21]) + ([.H12]*[.$D$22]) +([.I12]*[.$D$23]) +([.J12]*[.$D$24]) +([.K12]*[.$D$25])" office:value-type="float" office:value="342" calcext:value-type="float">
            <text:p>342</text:p>
          </table:table-cell>
          <table:table-cell table:style-name="ce37" table:formula="of:=([.B12]*[.$E$16]) + ([.C12]*[.$E$17]) + ([.D12]*[.$E$18]) + ([.E12]*[.$E$19]) + ([.F12]*[.$E$20]) + ([.G12]*[.$E$21]) + ([.H12]*[.$E$22]) +([.I12]*[.$E$23]) +([.J12]*[.$E$24]) +([.K12]*[.$E$25])" office:value-type="float" office:value="418" calcext:value-type="float">
            <text:p>418</text:p>
          </table:table-cell>
          <table:table-cell table:style-name="ce37" table:formula="of:=([.B12]*[.$F$16]) + ([.C12]*[.$F$17]) + ([.D12]*[.$F$18]) + ([.E12]*[.$F$19]) + ([.F12]*[.$F$20]) + ([.G12]*[.$F$21]) + ([.H12]*[.$F$22]) +([.I12]*[.$F$23]) +([.J12]*[.$F$24]) +([.K12]*[.$F$25])" office:value-type="float" office:value="463" calcext:value-type="float">
            <text:p>463</text:p>
          </table:table-cell>
          <table:table-cell table:style-name="ce37" table:formula="of:=([.B12]*[.$G$16]) + ([.C12]*[.$G$17]) + ([.D12]*[.$G$18]) + ([.E12]*[.$G$19]) + ([.F12]*[.$G$20]) + ([.G12]*[.$G$21]) + ([.H12]*[.$G$22]) +([.I12]*[.$G$23]) +([.J12]*[.$G$24]) +([.K12]*[.$G$25])" office:value-type="float" office:value="360" calcext:value-type="float">
            <text:p>360</text:p>
          </table:table-cell>
          <table:table-cell table:style-name="ce37" table:formula="of:=([.B12]*[.$H$16]) + ([.C12]*[.$H$17]) + ([.D12]*[.$H$18]) + ([.E12]*[.$H$19]) + ([.F12]*[.$H$20]) + ([.G12]*[.$H$21]) + ([.H12]*[.$H$22]) +([.I12]*[.$H$23]) +([.J12]*[.$H$24]) +([.K12]*[.$H$25])" office:value-type="float" office:value="336" calcext:value-type="float">
            <text:p>336</text:p>
          </table:table-cell>
          <table:table-cell table:style-name="ce37" table:formula="of:=([.B12]*[.$I$16]) + ([.C12]*[.$I$17]) + ([.D12]*[.$I$18]) + ([.E12]*[.$I$19]) + ([.F12]*[.$I$20]) + ([.G12]*[.$I$21]) + ([.H12]*[.$I$22]) +([.I12]*[.$I$23]) +([.J12]*[.$I$24]) +([.K12]*[.$I$25])" office:value-type="float" office:value="329" calcext:value-type="float">
            <text:p>329</text:p>
          </table:table-cell>
          <table:table-cell table:style-name="ce37" table:formula="of:=([.B12]*[.$J$16]) + ([.C12]*[.$J$17]) + ([.D12]*[.$J$18]) + ([.E12]*[.$J$19]) + ([.F12]*[.$J$20]) + ([.G12]*[.$J$21]) + ([.H12]*[.$J$22]) +([.I12]*[.$J$23]) +([.J12]*[.$J$24]) +([.K12]*[.$J$25])" office:value-type="float" office:value="535" calcext:value-type="float">
            <text:p>535</text:p>
          </table:table-cell>
          <table:table-cell table:style-name="ce41" table:formula="of:=([.B12]*[.$K$16]) + ([.C12]*[.$K$17]) + ([.D12]*[.$K$18]) + ([.E12]*[.$K$19]) + ([.F12]*[.$K$20]) + ([.G12]*[.$K$21]) + ([.H12]*[.$K$22]) +([.I12]*[.$K$23]) +([.J12]*[.$K$24]) +([.K12]*[.$K$25])" office:value-type="float" office:value="463" calcext:value-type="float">
            <text:p>463</text:p>
          </table:table-cell>
          <table:table-cell table:style-name="ce6"/>
          <table:table-cell table:style-name="ce44" table:formula="of:=MAX([.B37:.K37])" office:value-type="float" office:value="535" calcext:value-type="float" table:number-columns-spanned="3" table:number-rows-spanned="1">
            <text:p>535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37]+1" office:value-type="float" office:value="9" calcext:value-type="float">
            <text:p>9</text:p>
          </table:table-cell>
          <table:table-cell table:style-name="ce38" table:formula="of:=([.B13]*[.$B$16]) + ([.C13]*[.$B$17]) + ([.D13]*[.$B$18]) + ([.E13]*[.$B$19]) + ([.F13]*[.$B$20]) + ([.G13]*[.$B$21]) + ([.H13]*[.$B$22]) +([.I13]*[.$B$23]) +([.J13]*[.$B$24]) +([.K13]*[.$B$25])" office:value-type="float" office:value="413" calcext:value-type="float">
            <text:p>413</text:p>
          </table:table-cell>
          <table:table-cell table:style-name="ce38" table:formula="of:=([.B13]*[.$C$16]) + ([.C13]*[.$C$17]) + ([.D13]*[.$C$18]) + ([.E13]*[.$C$19]) + ([.F13]*[.$C$20]) + ([.G13]*[.$C$21]) + ([.H13]*[.$C$22]) +([.I13]*[.$C$23]) +([.J13]*[.$C$24]) +([.K13]*[.$C$25])" office:value-type="float" office:value="381" calcext:value-type="float">
            <text:p>381</text:p>
          </table:table-cell>
          <table:table-cell table:style-name="ce38" table:formula="of:=([.B13]*[.$D$16]) + ([.C13]*[.$D$17]) + ([.D13]*[.$D$18]) + ([.E13]*[.$D$19]) + ([.F13]*[.$D$20]) + ([.G13]*[.$D$21]) + ([.H13]*[.$D$22]) +([.I13]*[.$D$23]) +([.J13]*[.$D$24]) +([.K13]*[.$D$25])" office:value-type="float" office:value="345" calcext:value-type="float">
            <text:p>345</text:p>
          </table:table-cell>
          <table:table-cell table:style-name="ce38" table:formula="of:=([.B13]*[.$E$16]) + ([.C13]*[.$E$17]) + ([.D13]*[.$E$18]) + ([.E13]*[.$E$19]) + ([.F13]*[.$E$20]) + ([.G13]*[.$E$21]) + ([.H13]*[.$E$22]) +([.I13]*[.$E$23]) +([.J13]*[.$E$24]) +([.K13]*[.$E$25])" office:value-type="float" office:value="429" calcext:value-type="float">
            <text:p>429</text:p>
          </table:table-cell>
          <table:table-cell table:style-name="ce38" table:formula="of:=([.B13]*[.$F$16]) + ([.C13]*[.$F$17]) + ([.D13]*[.$F$18]) + ([.E13]*[.$F$19]) + ([.F13]*[.$F$20]) + ([.G13]*[.$F$21]) + ([.H13]*[.$F$22]) +([.I13]*[.$F$23]) +([.J13]*[.$F$24]) +([.K13]*[.$F$25])" office:value-type="float" office:value="379" calcext:value-type="float">
            <text:p>379</text:p>
          </table:table-cell>
          <table:table-cell table:style-name="ce38" table:formula="of:=([.B13]*[.$G$16]) + ([.C13]*[.$G$17]) + ([.D13]*[.$G$18]) + ([.E13]*[.$G$19]) + ([.F13]*[.$G$20]) + ([.G13]*[.$G$21]) + ([.H13]*[.$G$22]) +([.I13]*[.$G$23]) +([.J13]*[.$G$24]) +([.K13]*[.$G$25])" office:value-type="float" office:value="345" calcext:value-type="float">
            <text:p>345</text:p>
          </table:table-cell>
          <table:table-cell table:style-name="ce38" table:formula="of:=([.B13]*[.$H$16]) + ([.C13]*[.$H$17]) + ([.D13]*[.$H$18]) + ([.E13]*[.$H$19]) + ([.F13]*[.$H$20]) + ([.G13]*[.$H$21]) + ([.H13]*[.$H$22]) +([.I13]*[.$H$23]) +([.J13]*[.$H$24]) +([.K13]*[.$H$25])" office:value-type="float" office:value="287" calcext:value-type="float">
            <text:p>287</text:p>
          </table:table-cell>
          <table:table-cell table:style-name="ce38" table:formula="of:=([.B13]*[.$I$16]) + ([.C13]*[.$I$17]) + ([.D13]*[.$I$18]) + ([.E13]*[.$I$19]) + ([.F13]*[.$I$20]) + ([.G13]*[.$I$21]) + ([.H13]*[.$I$22]) +([.I13]*[.$I$23]) +([.J13]*[.$I$24]) +([.K13]*[.$I$25])" office:value-type="float" office:value="272" calcext:value-type="float">
            <text:p>272</text:p>
          </table:table-cell>
          <table:table-cell table:style-name="ce38" table:formula="of:=([.B13]*[.$J$16]) + ([.C13]*[.$J$17]) + ([.D13]*[.$J$18]) + ([.E13]*[.$J$19]) + ([.F13]*[.$J$20]) + ([.G13]*[.$J$21]) + ([.H13]*[.$J$22]) +([.I13]*[.$J$23]) +([.J13]*[.$J$24]) +([.K13]*[.$J$25])" office:value-type="float" office:value="525" calcext:value-type="float">
            <text:p>525</text:p>
          </table:table-cell>
          <table:table-cell table:style-name="ce42" table:formula="of:=([.B13]*[.$K$16]) + ([.C13]*[.$K$17]) + ([.D13]*[.$K$18]) + ([.E13]*[.$K$19]) + ([.F13]*[.$K$20]) + ([.G13]*[.$K$21]) + ([.H13]*[.$K$22]) +([.I13]*[.$K$23]) +([.J13]*[.$K$24]) +([.K13]*[.$K$25])" office:value-type="float" office:value="412" calcext:value-type="float">
            <text:p>412</text:p>
          </table:table-cell>
          <table:table-cell table:style-name="ce6"/>
          <table:table-cell table:style-name="ce45" table:formula="of:=MAX([.B38:.K38])" office:value-type="float" office:value="525" calcext:value-type="float" table:number-columns-spanned="3" table:number-rows-spanned="1">
            <text:p>525</text:p>
          </table:table-cell>
          <table:covered-table-cell table:style-name="ce48"/>
          <table:covered-table-cell table:style-name="ce51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6" office:value-type="string" calcext:value-type="string">
            <text:p>Program – calculate results</text:p>
          </table:table-cell>
          <table:table-cell table:style-name="ce6" table:number-columns-repeated="50"/>
          <table:table-cell table:number-columns-repeated="973"/>
        </table:table-row>
        <table:table-row table:style-name="ro3">
          <table:table-cell table:style-name="ce35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39" table:formula="of:=[.B40]+1" office:value-type="float" office:value="1" calcext:value-type="float">
            <text:p>1</text:p>
          </table:table-cell>
          <table:table-cell table:style-name="ce39" table:formula="of:=[.C40]+1" office:value-type="float" office:value="2" calcext:value-type="float">
            <text:p>2</text:p>
          </table:table-cell>
          <table:table-cell table:style-name="ce39" table:formula="of:=[.D40]+1" office:value-type="float" office:value="3" calcext:value-type="float">
            <text:p>3</text:p>
          </table:table-cell>
          <table:table-cell table:style-name="ce39" table:formula="of:=[.E40]+1" office:value-type="float" office:value="4" calcext:value-type="float">
            <text:p>4</text:p>
          </table:table-cell>
          <table:table-cell table:style-name="ce39" table:formula="of:=[.F40]+1" office:value-type="float" office:value="5" calcext:value-type="float">
            <text:p>5</text:p>
          </table:table-cell>
          <table:table-cell table:style-name="ce39" table:formula="of:=[.G40]+1" office:value-type="float" office:value="6" calcext:value-type="float">
            <text:p>6</text:p>
          </table:table-cell>
          <table:table-cell table:style-name="ce39" table:formula="of:=[.H40]+1" office:value-type="float" office:value="7" calcext:value-type="float">
            <text:p>7</text:p>
          </table:table-cell>
          <table:table-cell table:style-name="ce39" table:formula="of:=[.I40]+1" office:value-type="float" office:value="8" calcext:value-type="float">
            <text:p>8</text:p>
          </table:table-cell>
          <table:table-cell table:style-name="ce40" table:formula="of:=[.J40]+1" office:value-type="float" office:value="9" calcext:value-type="float">
            <text:p>9</text:p>
          </table:table-cell>
          <table:table-cell table:style-name="ce6"/>
          <table:table-cell table:style-name="ce43" office:value-type="string" calcext:value-type="string" table:number-columns-spanned="3" table:number-rows-spanned="1">
            <text:p>Norm of C</text:p>
          </table:table-cell>
          <table:covered-table-cell table:style-name="ce46"/>
          <table:covered-table-cell table:style-name="ce49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359" calcext:value-type="float">
            <text:p>359</text:p>
          </table:table-cell>
          <table:table-cell table:style-name="ce41" office:value-type="float" office:value="402" calcext:value-type="float">
            <text:p>402</text:p>
          </table:table-cell>
          <table:table-cell table:style-name="ce6"/>
          <table:table-cell table:style-name="ce44" table:formula="of:=MAX([.B41:.K41])" office:value-type="float" office:value="404" calcext:value-type="float" table:number-columns-spanned="3" table:number-rows-spanned="1">
            <text:p>404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1]+1" office:value-type="float" office:value="1" calcext:value-type="float">
            <text:p>1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91" calcext:value-type="float">
            <text:p>291</text:p>
          </table:table-cell>
          <table:table-cell table:style-name="ce41" office:value-type="float" office:value="354" calcext:value-type="float">
            <text:p>354</text:p>
          </table:table-cell>
          <table:table-cell table:style-name="ce6"/>
          <table:table-cell table:style-name="ce44" table:formula="of:=MAX([.B42:.K42])" office:value-type="float" office:value="365" calcext:value-type="float" table:number-columns-spanned="3" table:number-rows-spanned="1">
            <text:p>365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2]+1" office:value-type="float" office:value="2" calcext:value-type="float">
            <text:p>2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335" calcext:value-type="float">
            <text:p>335</text:p>
          </table:table-cell>
          <table:table-cell table:style-name="ce41" office:value-type="float" office:value="368" calcext:value-type="float">
            <text:p>368</text:p>
          </table:table-cell>
          <table:table-cell table:style-name="ce6"/>
          <table:table-cell table:style-name="ce44" table:formula="of:=MAX([.B43:.K43])" office:value-type="float" office:value="373" calcext:value-type="float" table:number-columns-spanned="3" table:number-rows-spanned="1">
            <text:p>373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3]+1" office:value-type="float" office:value="3" calcext:value-type="float">
            <text:p>3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418" calcext:value-type="float">
            <text:p>418</text:p>
          </table:table-cell>
          <table:table-cell table:number-columns-repeated="2" table:style-name="ce37" office:value-type="float" office:value="299" calcext:value-type="float">
            <text:p>299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335" calcext:value-type="float">
            <text:p>335</text:p>
          </table:table-cell>
          <table:table-cell table:style-name="ce41" office:value-type="float" office:value="418" calcext:value-type="float">
            <text:p>418</text:p>
          </table:table-cell>
          <table:table-cell table:style-name="ce6"/>
          <table:table-cell table:style-name="ce44" table:formula="of:=MAX([.B44:.K44])" office:value-type="float" office:value="418" calcext:value-type="float" table:number-columns-spanned="3" table:number-rows-spanned="1">
            <text:p>418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4]+1" office:value-type="float" office:value="4" calcext:value-type="float">
            <text:p>4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353" calcext:value-type="float">
            <text:p>353</text:p>
          </table:table-cell>
          <table:table-cell table:style-name="ce41" office:value-type="float" office:value="411" calcext:value-type="float">
            <text:p>411</text:p>
          </table:table-cell>
          <table:table-cell table:style-name="ce6"/>
          <table:table-cell table:style-name="ce44" table:formula="of:=MAX([.B45:.K45])" office:value-type="float" office:value="418" calcext:value-type="float" table:number-columns-spanned="3" table:number-rows-spanned="1">
            <text:p>418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5]+1" office:value-type="float" office:value="5" calcext:value-type="float">
            <text:p>5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17" calcext:value-type="float">
            <text:p>217</text:p>
          </table:table-cell>
          <table:table-cell table:style-name="ce41" office:value-type="float" office:value="308" calcext:value-type="float">
            <text:p>308</text:p>
          </table:table-cell>
          <table:table-cell table:style-name="ce6"/>
          <table:table-cell table:style-name="ce44" table:formula="of:=MAX([.B46:.K46])" office:value-type="float" office:value="308" calcext:value-type="float" table:number-columns-spanned="3" table:number-rows-spanned="1">
            <text:p>308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6]+1" office:value-type="float" office:value="6" calcext:value-type="float">
            <text:p>6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71" calcext:value-type="float">
            <text:p>371</text:p>
          </table:table-cell>
          <table:table-cell table:style-name="ce41" office:value-type="float" office:value="451" calcext:value-type="float">
            <text:p>451</text:p>
          </table:table-cell>
          <table:table-cell table:style-name="ce6"/>
          <table:table-cell table:style-name="ce44" table:formula="of:=MAX([.B47:.K47])" office:value-type="float" office:value="451" calcext:value-type="float" table:number-columns-spanned="3" table:number-rows-spanned="1">
            <text:p>451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7]+1" office:value-type="float" office:value="7" calcext:value-type="float">
            <text:p>7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76" calcext:value-type="float">
            <text:p>276</text:p>
          </table:table-cell>
          <table:table-cell table:style-name="ce41" office:value-type="float" office:value="333" calcext:value-type="float">
            <text:p>333</text:p>
          </table:table-cell>
          <table:table-cell table:style-name="ce6"/>
          <table:table-cell table:style-name="ce44" table:formula="of:=MAX([.B48:.K48])" office:value-type="float" office:value="333" calcext:value-type="float" table:number-columns-spanned="3" table:number-rows-spanned="1">
            <text:p>333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8]+1" office:value-type="float" office:value="8" calcext:value-type="float">
            <text:p>8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402" calcext:value-type="float">
            <text:p>402</text:p>
          </table:table-cell>
          <table:table-cell table:style-name="ce41" office:value-type="float" office:value="521" calcext:value-type="float">
            <text:p>521</text:p>
          </table:table-cell>
          <table:table-cell table:style-name="ce6"/>
          <table:table-cell table:style-name="ce44" table:formula="of:=MAX([.B49:.K49])" office:value-type="float" office:value="521" calcext:value-type="float" table:number-columns-spanned="3" table:number-rows-spanned="1">
            <text:p>521</text:p>
          </table:table-cell>
          <table:covered-table-cell table:style-name="ce47"/>
          <table:covered-table-cell table:style-name="ce50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49]+1" office:value-type="float" office:value="9" calcext:value-type="float">
            <text:p>9</text:p>
          </table:table-cell>
          <table:table-cell table:style-name="ce38" office:value-type="float" office:value="368" calcext:value-type="float">
            <text:p>36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403" calcext:value-type="float">
            <text:p>403</text:p>
          </table:table-cell>
          <table:table-cell table:style-name="ce38" office:value-type="float" office:value="386" calcext:value-type="float">
            <text:p>386</text:p>
          </table:table-cell>
          <table:table-cell table:style-name="ce42" office:value-type="float" office:value="420" calcext:value-type="float">
            <text:p>420</text:p>
          </table:table-cell>
          <table:table-cell table:style-name="ce6"/>
          <table:table-cell table:style-name="ce45" table:formula="of:=MAX([.B50:.K50])" office:value-type="float" office:value="420" calcext:value-type="float" table:number-columns-spanned="3" table:number-rows-spanned="1">
            <text:p>420</text:p>
          </table:table-cell>
          <table:covered-table-cell table:style-name="ce48"/>
          <table:covered-table-cell table:style-name="ce51"/>
          <table:table-cell table:style-name="ce6" table:number-columns-repeated="36"/>
          <table:table-cell table:number-columns-repeated="973"/>
        </table:table-row>
        <table:table-row table:style-name="ro3" table:number-rows-repeated="2">
          <table:table-cell table:style-name="ce6" table:number-columns-repeated="16"/>
          <table:table-cell table:number-columns-repeated="100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T22:21:37.000282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6-27T23:09:48.588225622</dc:date>
    <dc:creator>Paula Dwan</dc:creator>
    <meta:editing-duration>PT2H53M51S</meta:editing-duration>
    <meta:editing-cycles>18</meta:editing-cycles>
    <meta:document-statistic meta:table-count="3" meta:cell-count="2020" meta:object-count="0"/>
  </office:meta>
</office:document-meta>
</file>